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VEMBR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Novembr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4289.93" table:style-name="ce14">
            <text:p>14.290<text:s/></text:p>
          </table:table-cell>
          <table:table-cell office:value-type="float" office:value="422368.52" table:style-name="ce14">
            <text:p>422.369<text:s/></text:p>
          </table:table-cell>
          <table:table-cell office:value-type="float" office:value="73667315.299999997" table:style-name="ce14">
            <text:p>73.667.315<text:s/></text:p>
          </table:table-cell>
          <table:table-cell office:value-type="float" office:value="32306.94" table:style-name="ce14">
            <text:p>32.307<text:s/></text:p>
          </table:table-cell>
          <table:table-cell office:value-type="float" office:value="79712330.549999997" table:style-name="ce14">
            <text:p>79.712.331<text:s/></text:p>
          </table:table-cell>
          <table:table-cell office:value-type="float" office:value="50041505.57" table:style-name="ce14">
            <text:p>50.041.506<text:s/></text:p>
          </table:table-cell>
          <table:table-cell office:value-type="float" office:value="4255964.54" table:style-name="ce14">
            <text:p>4.255.965<text:s/></text:p>
          </table:table-cell>
          <table:table-cell office:value-type="float" office:value="173276810.22" table:style-name="ce14">
            <text:p>173.276.810<text:s/></text:p>
          </table:table-cell>
          <table:table-cell office:value-type="float" office:value="38832881.009999998" table:style-name="ce14">
            <text:p>38.832.881<text:s/></text:p>
          </table:table-cell>
          <table:table-cell office:value-type="float" office:value="3642318.67" table:style-name="ce14">
            <text:p>3.642.319<text:s/></text:p>
          </table:table-cell>
          <table:table-cell office:value-type="float" office:value="91389028.049999997" table:style-name="ce14">
            <text:p>91.389.028<text:s/></text:p>
          </table:table-cell>
          <table:table-cell office:value-type="float" office:value="971692.17" table:style-name="ce14">
            <text:p>971.692<text:s/></text:p>
          </table:table-cell>
          <table:table-cell office:value-type="float" office:value="1085557.69" table:style-name="ce14">
            <text:p>1.085.558<text:s/></text:p>
          </table:table-cell>
          <table:table-cell office:value-type="float" office:value="3958935.18" table:style-name="ce14">
            <text:p>3.958.935<text:s/></text:p>
          </table:table-cell>
          <table:table-cell office:value-type="float" office:value="8278003.6699999999" table:style-name="ce14">
            <text:p>8.278.004<text:s/></text:p>
          </table:table-cell>
          <table:table-cell office:value-type="float" office:value="94227827.280000001" table:style-name="ce14">
            <text:p>94.227.827<text:s/></text:p>
          </table:table-cell>
          <table:table-cell office:value-type="float" office:value="43591.23" table:style-name="ce14">
            <text:p>43.591<text:s/></text:p>
          </table:table-cell>
          <table:table-cell office:value-type="float" office:value="274937740.08999997" table:style-name="ce14">
            <text:p>274.937.740<text:s/></text:p>
          </table:table-cell>
          <table:table-cell office:value-type="float" office:value="268164139.19" table:style-name="ce14">
            <text:p>268.164.139<text:s/></text:p>
          </table:table-cell>
          <table:table-cell office:value-type="float" office:value="2808480.24" table:style-name="ce14">
            <text:p>2.808.480<text:s/></text:p>
          </table:table-cell>
          <table:table-cell office:value-type="float" office:value="12254.07" table:style-name="ce14">
            <text:p>12.254<text:s/></text:p>
          </table:table-cell>
          <table:table-cell office:value-type="float" office:value="27647.200000000001" table:style-name="ce14">
            <text:p>27.647<text:s/></text:p>
          </table:table-cell>
          <table:table-cell office:value-type="float" office:value="97576159.189999998" table:style-name="ce14">
            <text:p>97.576.159<text:s/></text:p>
          </table:table-cell>
          <table:table-cell office:value-type="float" office:value="587604675.39999998" table:style-name="ce14">
            <text:p>587.604.675<text:s/></text:p>
          </table:table-cell>
          <table:table-cell office:value-type="float" office:value="39614.76" table:style-name="ce14">
            <text:p>39.615<text:s/></text:p>
          </table:table-cell>
          <table:table-cell office:value-type="float" office:value="1756328249.28" table:style-name="ce14">
            <text:p>1.756.328.249<text:s/></text:p>
          </table:table-cell>
          <table:table-cell office:value-type="float" office:value="457.81" table:style-name="ce14">
            <text:p>458<text:s/></text:p>
          </table:table-cell>
          <table:table-cell office:value-type="float" office:value="3611352143.75" table:style-name="ce15">
            <text:p>3.611.352.1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58.85" table:style-name="ce17">
            <text:p>1.559<text:s/></text:p>
          </table:table-cell>
          <table:table-cell office:value-type="float" office:value="-2.61" table:style-name="ce17">
            <text:p>(3)</text:p>
          </table:table-cell>
          <table:table-cell office:value-type="float" office:value="123" table:style-name="ce17">
            <text:p>123<text:s/></text:p>
          </table:table-cell>
          <table:table-cell office:value-type="float" office:value="57157.2" table:style-name="ce17">
            <text:p>57.157<text:s/></text:p>
          </table:table-cell>
          <table:table-cell office:value-type="float" office:value="385159.02" table:style-name="ce17">
            <text:p>385.159<text:s/></text:p>
          </table:table-cell>
          <table:table-cell office:value-type="float" office:value="653.5" table:style-name="ce17">
            <text:p>654<text:s/></text:p>
          </table:table-cell>
          <table:table-cell office:value-type="float" office:value="-66.45" table:style-name="ce17">
            <text:p>(66)</text:p>
          </table:table-cell>
          <table:table-cell office:value-type="float" office:value="57631.56" table:style-name="ce17">
            <text:p>57.632<text:s/></text:p>
          </table:table-cell>
          <table:table-cell office:value-type="float" office:value="4592.26" table:style-name="ce17">
            <text:p>4.592<text:s/></text:p>
          </table:table-cell>
          <table:table-cell office:value-type="float" office:value="40413.67" table:style-name="ce17">
            <text:p>40.414<text:s/></text:p>
          </table:table-cell>
          <table:table-cell office:value-type="float" office:value="-58.94" table:style-name="ce17">
            <text:p>(59)</text:p>
          </table:table-cell>
          <table:table-cell office:value-type="float" office:value="8344.33" table:style-name="ce17">
            <text:p>8.344<text:s/></text:p>
          </table:table-cell>
          <table:table-cell office:value-type="float" office:value="2632.28" table:style-name="ce17">
            <text:p>2.632<text:s/></text:p>
          </table:table-cell>
          <table:table-cell office:value-type="float" office:value="-1238.45" table:style-name="ce17">
            <text:p>(1.238)</text:p>
          </table:table-cell>
          <table:table-cell office:value-type="float" office:value="4769.16" table:style-name="ce17">
            <text:p>4.769<text:s/></text:p>
          </table:table-cell>
          <table:table-cell office:value-type="float" office:value="134.41999999999999" table:style-name="ce17">
            <text:p>134<text:s/></text:p>
          </table:table-cell>
          <table:table-cell office:value-type="float" office:value="-1208.6600000000001" table:style-name="ce17">
            <text:p>(1.209)</text:p>
          </table:table-cell>
          <table:table-cell office:value-type="float" office:value="-340.96" table:style-name="ce17">
            <text:p>(341)</text:p>
          </table:table-cell>
          <table:table-cell office:value-type="float" office:value="49.7" table:style-name="ce17">
            <text:p>50<text:s/></text:p>
          </table:table-cell>
          <table:table-cell office:value-type="float" office:value="-37.79" table:style-name="ce17">
            <text:p>(38)</text:p>
          </table:table-cell>
          <table:table-cell office:value-type="float" office:value="0" table:style-name="ce17">
            <text:p>-<text:s/></text:p>
          </table:table-cell>
          <table:table-cell office:value-type="float" office:value="21465.89" table:style-name="ce17">
            <text:p>21.466<text:s/></text:p>
          </table:table-cell>
          <table:table-cell office:value-type="float" office:value="11550.56" table:style-name="ce17">
            <text:p>11.551<text:s/></text:p>
          </table:table-cell>
          <table:table-cell office:value-type="float" office:value="-1.71" table:style-name="ce17">
            <text:p>(2)</text:p>
          </table:table-cell>
          <table:table-cell office:value-type="float" office:value="931772.56" table:style-name="ce17">
            <text:p>931.773<text:s/></text:p>
          </table:table-cell>
          <table:table-cell office:value-type="float" office:value="610" table:style-name="ce17">
            <text:p>610<text:s/></text:p>
          </table:table-cell>
          <table:table-cell office:value-type="float" office:value="1525662.3900000001" table:style-name="ce18">
            <text:p>1.525.6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03516.5" table:style-name="ce17">
            <text:p>503.517<text:s/></text:p>
          </table:table-cell>
          <table:table-cell office:value-type="float" office:value="7471086.4900000002" table:style-name="ce17">
            <text:p>7.471.086<text:s/></text:p>
          </table:table-cell>
          <table:table-cell office:value-type="float" office:value="11347538.52" table:style-name="ce17">
            <text:p>11.347.539<text:s/></text:p>
          </table:table-cell>
          <table:table-cell office:value-type="float" office:value="232272.9" table:style-name="ce17">
            <text:p>232.273<text:s/></text:p>
          </table:table-cell>
          <table:table-cell office:value-type="float" office:value="147455625.72999999" table:style-name="ce17">
            <text:p>147.455.626<text:s/></text:p>
          </table:table-cell>
          <table:table-cell office:value-type="float" office:value="43673239.840000004" table:style-name="ce17">
            <text:p>43.673.240<text:s/></text:p>
          </table:table-cell>
          <table:table-cell office:value-type="float" office:value="5260953.21" table:style-name="ce17">
            <text:p>5.260.953<text:s/></text:p>
          </table:table-cell>
          <table:table-cell office:value-type="float" office:value="239225654.75999999" table:style-name="ce17">
            <text:p>239.225.655<text:s/></text:p>
          </table:table-cell>
          <table:table-cell office:value-type="float" office:value="44120212.25" table:style-name="ce17">
            <text:p>44.120.212<text:s/></text:p>
          </table:table-cell>
          <table:table-cell office:value-type="float" office:value="5908392.4800000004" table:style-name="ce17">
            <text:p>5.908.392<text:s/></text:p>
          </table:table-cell>
          <table:table-cell office:value-type="float" office:value="590501613.88" table:style-name="ce17">
            <text:p>590.501.614<text:s/></text:p>
          </table:table-cell>
          <table:table-cell office:value-type="float" office:value="9759338.6500000004" table:style-name="ce17">
            <text:p>9.759.339<text:s/></text:p>
          </table:table-cell>
          <table:table-cell office:value-type="float" office:value="12321853.98" table:style-name="ce17">
            <text:p>12.321.854<text:s/></text:p>
          </table:table-cell>
          <table:table-cell office:value-type="float" office:value="11134615.810000001" table:style-name="ce17">
            <text:p>11.134.616<text:s/></text:p>
          </table:table-cell>
          <table:table-cell office:value-type="float" office:value="8651659.5899999999" table:style-name="ce17">
            <text:p>8.651.660<text:s/></text:p>
          </table:table-cell>
          <table:table-cell office:value-type="float" office:value="110719375.13" table:style-name="ce17">
            <text:p>110.719.375<text:s/></text:p>
          </table:table-cell>
          <table:table-cell office:value-type="float" office:value="5447805.71" table:style-name="ce17">
            <text:p>5.447.806<text:s/></text:p>
          </table:table-cell>
          <table:table-cell office:value-type="float" office:value="381441591.93000001" table:style-name="ce17">
            <text:p>381.441.592<text:s/></text:p>
          </table:table-cell>
          <table:table-cell office:value-type="float" office:value="313497942.63" table:style-name="ce17">
            <text:p>313.497.943<text:s/></text:p>
          </table:table-cell>
          <table:table-cell office:value-type="float" office:value="4590617.0599999996" table:style-name="ce17">
            <text:p>4.590.617<text:s/></text:p>
          </table:table-cell>
          <table:table-cell office:value-type="float" office:value="5320532.7" table:style-name="ce17">
            <text:p>5.320.533<text:s/></text:p>
          </table:table-cell>
          <table:table-cell office:value-type="float" office:value="39605.870000000003" table:style-name="ce17">
            <text:p>39.606<text:s/></text:p>
          </table:table-cell>
          <table:table-cell office:value-type="float" office:value="426559078.37" table:style-name="ce17">
            <text:p>426.559.078<text:s/></text:p>
          </table:table-cell>
          <table:table-cell office:value-type="float" office:value="494827274.88999999" table:style-name="ce17">
            <text:p>494.827.275<text:s/></text:p>
          </table:table-cell>
          <table:table-cell office:value-type="float" office:value="10701112.23" table:style-name="ce17">
            <text:p>10.701.112<text:s/></text:p>
          </table:table-cell>
          <table:table-cell office:value-type="float" office:value="2105329989.3900001" table:style-name="ce17">
            <text:p>2.105.329.989<text:s/></text:p>
          </table:table-cell>
          <table:table-cell office:value-type="float" office:value="2726228.02" table:style-name="ce17">
            <text:p>2.726.228<text:s/></text:p>
          </table:table-cell>
          <table:table-cell office:value-type="float" office:value="4998768728.5200005" table:style-name="ce18">
            <text:p>4.998.768.7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096.76" table:style-name="ce17">
            <text:p>14.0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847.25" table:style-name="ce17">
            <text:p>40.8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8732970.70999998" table:style-name="ce17">
            <text:p>318.732.9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1.20000000000005" table:style-name="ce17">
            <text:p>571<text:s/></text:p>
          </table:table-cell>
          <table:table-cell office:value-type="float" office:value="1013997.64" table:style-name="ce17">
            <text:p>1.013.9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3219602.83" table:style-name="ce17">
            <text:p>113.219.603<text:s/></text:p>
          </table:table-cell>
          <table:table-cell office:value-type="float" office:value="3699.1" table:style-name="ce17">
            <text:p>3.6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89487.66" table:style-name="ce17">
            <text:p>789.4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3815273.14999998" table:style-name="ce18">
            <text:p>433.815.2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80825.87" table:style-name="ce17">
            <text:p>80.826<text:s/></text:p>
          </table:table-cell>
          <table:table-cell office:value-type="float" office:value="854330.14" table:style-name="ce17">
            <text:p>854.330<text:s/></text:p>
          </table:table-cell>
          <table:table-cell office:value-type="float" office:value="1971932.79" table:style-name="ce17">
            <text:p>1.971.9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597535.16" table:style-name="ce17">
            <text:p>19.597.535<text:s/></text:p>
          </table:table-cell>
          <table:table-cell office:value-type="float" office:value="9991090.1799999997" table:style-name="ce17">
            <text:p>9.991.090<text:s/></text:p>
          </table:table-cell>
          <table:table-cell office:value-type="float" office:value="2818789.5" table:style-name="ce17">
            <text:p>2.818.790<text:s/></text:p>
          </table:table-cell>
          <table:table-cell office:value-type="float" office:value="536873.16" table:style-name="ce17">
            <text:p>536.873<text:s/></text:p>
          </table:table-cell>
          <table:table-cell office:value-type="float" office:value="10336676.17" table:style-name="ce17">
            <text:p>10.336.676<text:s/></text:p>
          </table:table-cell>
          <table:table-cell office:value-type="float" office:value="4463492.63" table:style-name="ce17">
            <text:p>4.463.493<text:s/></text:p>
          </table:table-cell>
          <table:table-cell office:value-type="float" office:value="51100519.32" table:style-name="ce17">
            <text:p>51.100.519<text:s/></text:p>
          </table:table-cell>
          <table:table-cell office:value-type="float" office:value="1240323.53" table:style-name="ce17">
            <text:p>1.240.324<text:s/></text:p>
          </table:table-cell>
          <table:table-cell office:value-type="float" office:value="7051053.5" table:style-name="ce17">
            <text:p>7.051.054<text:s/></text:p>
          </table:table-cell>
          <table:table-cell office:value-type="float" office:value="1088910.3" table:style-name="ce17">
            <text:p>1.088.910<text:s/></text:p>
          </table:table-cell>
          <table:table-cell office:value-type="float" office:value="1861522.85" table:style-name="ce17">
            <text:p>1.861.523<text:s/></text:p>
          </table:table-cell>
          <table:table-cell office:value-type="float" office:value="24058036.989999998" table:style-name="ce17">
            <text:p>24.058.037<text:s/></text:p>
          </table:table-cell>
          <table:table-cell office:value-type="float" office:value="1625639.68" table:style-name="ce17">
            <text:p>1.625.640<text:s/></text:p>
          </table:table-cell>
          <table:table-cell office:value-type="float" office:value="6560421.9199999999" table:style-name="ce17">
            <text:p>6.560.422<text:s/></text:p>
          </table:table-cell>
          <table:table-cell office:value-type="float" office:value="22587148.120000001" table:style-name="ce17">
            <text:p>22.587.148<text:s/></text:p>
          </table:table-cell>
          <table:table-cell office:value-type="float" office:value="660462.56000000006" table:style-name="ce17">
            <text:p>660.463<text:s/></text:p>
          </table:table-cell>
          <table:table-cell office:value-type="float" office:value="26699.15" table:style-name="ce17">
            <text:p>26.6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895220.34" table:style-name="ce17">
            <text:p>20.895.220<text:s/></text:p>
          </table:table-cell>
          <table:table-cell office:value-type="float" office:value="20980183.91" table:style-name="ce17">
            <text:p>20.980.184<text:s/></text:p>
          </table:table-cell>
          <table:table-cell office:value-type="float" office:value="1484963.98" table:style-name="ce17">
            <text:p>1.484.964<text:s/></text:p>
          </table:table-cell>
          <table:table-cell office:value-type="float" office:value="75740906.640000001" table:style-name="ce17">
            <text:p>75.740.907<text:s/></text:p>
          </table:table-cell>
          <table:table-cell office:value-type="float" office:value="232386.42" table:style-name="ce17">
            <text:p>232.386<text:s/></text:p>
          </table:table-cell>
          <table:table-cell office:value-type="float" office:value="287845944.81" table:style-name="ce18">
            <text:p>287.845.9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8438.5400000000009" table:style-name="ce17">
            <text:p>8.439<text:s/></text:p>
          </table:table-cell>
          <table:table-cell office:value-type="float" office:value="41219.910000000003" table:style-name="ce17">
            <text:p>41.220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18154.060000000001" table:style-name="ce17">
            <text:p>18.1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986127.52" table:style-name="ce17">
            <text:p>14.986.128<text:s/></text:p>
          </table:table-cell>
          <table:table-cell office:value-type="float" office:value="2007172.83" table:style-name="ce17">
            <text:p>2.007.1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46630.74" table:style-name="ce17">
            <text:p>1.446.631<text:s/></text:p>
          </table:table-cell>
          <table:table-cell office:value-type="float" office:value="5102.25" table:style-name="ce17">
            <text:p>5.1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050.97" table:style-name="ce17">
            <text:p>12.051<text:s/></text:p>
          </table:table-cell>
          <table:table-cell office:value-type="float" office:value="9255619.4100000001" table:style-name="ce17">
            <text:p>9.255.619<text:s/></text:p>
          </table:table-cell>
          <table:table-cell office:value-type="float" office:value="8518.2000000000007" table:style-name="ce17">
            <text:p>8.518<text:s/></text:p>
          </table:table-cell>
          <table:table-cell office:value-type="float" office:value="81169881.079999998" table:style-name="ce17">
            <text:p>81.169.881<text:s/></text:p>
          </table:table-cell>
          <table:table-cell office:value-type="float" office:value="44868699.899999999" table:style-name="ce17">
            <text:p>44.868.700<text:s/></text:p>
          </table:table-cell>
          <table:table-cell office:value-type="float" office:value="17213.34" table:style-name="ce17">
            <text:p>17.213<text:s/></text:p>
          </table:table-cell>
          <table:table-cell office:value-type="float" office:value="43059.199999999997" table:style-name="ce17">
            <text:p>43.0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807.14" table:style-name="ce17">
            <text:p>34.807<text:s/></text:p>
          </table:table-cell>
          <table:table-cell office:value-type="float" office:value="25707456.460000001" table:style-name="ce17">
            <text:p>25.707.4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3361513.68000001" table:style-name="ce17">
            <text:p>223.361.5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2991918.26999998" table:style-name="ce18">
            <text:p>402.991.9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80810.54" table:style-name="ce17">
            <text:p>380.811<text:s/></text:p>
          </table:table-cell>
          <table:table-cell office:value-type="float" office:value="5403.18" table:style-name="ce17">
            <text:p>5.403<text:s/></text:p>
          </table:table-cell>
          <table:table-cell office:value-type="float" office:value="7257879.4100000001" table:style-name="ce17">
            <text:p>7.257.879<text:s/></text:p>
          </table:table-cell>
          <table:table-cell office:value-type="float" office:value="14603.74" table:style-name="ce17">
            <text:p>14.604<text:s/></text:p>
          </table:table-cell>
          <table:table-cell office:value-type="float" office:value="53288445.899999999" table:style-name="ce17">
            <text:p>53.288.446<text:s/></text:p>
          </table:table-cell>
          <table:table-cell office:value-type="float" office:value="21392606.120000001" table:style-name="ce17">
            <text:p>21.392.606<text:s/></text:p>
          </table:table-cell>
          <table:table-cell office:value-type="float" office:value="488134.38" table:style-name="ce17">
            <text:p>488.134<text:s/></text:p>
          </table:table-cell>
          <table:table-cell office:value-type="float" office:value="160629586.25" table:style-name="ce17">
            <text:p>160.629.586<text:s/></text:p>
          </table:table-cell>
          <table:table-cell office:value-type="float" office:value="4167698.77" table:style-name="ce17">
            <text:p>4.167.699<text:s/></text:p>
          </table:table-cell>
          <table:table-cell office:value-type="float" office:value="238663.37" table:style-name="ce17">
            <text:p>238.663<text:s/></text:p>
          </table:table-cell>
          <table:table-cell office:value-type="float" office:value="48548104.829999998" table:style-name="ce17">
            <text:p>48.548.105<text:s/></text:p>
          </table:table-cell>
          <table:table-cell office:value-type="float" office:value="164541.26" table:style-name="ce17">
            <text:p>164.541<text:s/></text:p>
          </table:table-cell>
          <table:table-cell office:value-type="float" office:value="528137.24" table:style-name="ce17">
            <text:p>528.137<text:s/></text:p>
          </table:table-cell>
          <table:table-cell office:value-type="float" office:value="4224703.95" table:style-name="ce17">
            <text:p>4.224.704<text:s/></text:p>
          </table:table-cell>
          <table:table-cell office:value-type="float" office:value="2386576.27" table:style-name="ce17">
            <text:p>2.386.576<text:s/></text:p>
          </table:table-cell>
          <table:table-cell office:value-type="float" office:value="37669218.450000003" table:style-name="ce17">
            <text:p>37.669.2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2261454.63" table:style-name="ce17">
            <text:p>132.261.455<text:s/></text:p>
          </table:table-cell>
          <table:table-cell office:value-type="float" office:value="121748606.38" table:style-name="ce17">
            <text:p>121.748.606<text:s/></text:p>
          </table:table-cell>
          <table:table-cell office:value-type="float" office:value="973637.23" table:style-name="ce17">
            <text:p>973.637<text:s/></text:p>
          </table:table-cell>
          <table:table-cell office:value-type="float" office:value="80181.95" table:style-name="ce17">
            <text:p>80.182<text:s/></text:p>
          </table:table-cell>
          <table:table-cell office:value-type="float" office:value="17708.04" table:style-name="ce17">
            <text:p>17.708<text:s/></text:p>
          </table:table-cell>
          <table:table-cell office:value-type="float" office:value="125238015.70999999" table:style-name="ce17">
            <text:p>125.238.016<text:s/></text:p>
          </table:table-cell>
          <table:table-cell office:value-type="float" office:value="264435272.25999999" table:style-name="ce17">
            <text:p>264.435.272<text:s/></text:p>
          </table:table-cell>
          <table:table-cell office:value-type="float" office:value="65087.08" table:style-name="ce17">
            <text:p>65.087<text:s/></text:p>
          </table:table-cell>
          <table:table-cell office:value-type="float" office:value="675982425.22000003" table:style-name="ce17">
            <text:p>675.982.425<text:s/></text:p>
          </table:table-cell>
          <table:table-cell office:value-type="float" office:value="10250.56" table:style-name="ce17">
            <text:p>10.251<text:s/></text:p>
          </table:table-cell>
          <table:table-cell office:value-type="float" office:value="1662197752.72" table:style-name="ce18">
            <text:p>1.662.197.7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41880.090000000004" table:style-name="ce17">
            <text:p>41.880<text:s/></text:p>
          </table:table-cell>
          <table:table-cell office:value-type="float" office:value="6602914.6299999999" table:style-name="ce17">
            <text:p>6.602.915<text:s/></text:p>
          </table:table-cell>
          <table:table-cell office:value-type="float" office:value="2076506.41" table:style-name="ce17">
            <text:p>2.076.506<text:s/></text:p>
          </table:table-cell>
          <table:table-cell office:value-type="float" office:value="217416.12000000002" table:style-name="ce17">
            <text:p>217.416<text:s/></text:p>
          </table:table-cell>
          <table:table-cell office:value-type="float" office:value="74537393.849999994" table:style-name="ce17">
            <text:p>74.537.394<text:s/></text:p>
          </table:table-cell>
          <table:table-cell office:value-type="float" office:value="12289543.539999999" table:style-name="ce17">
            <text:p>12.289.544<text:s/></text:p>
          </table:table-cell>
          <table:table-cell office:value-type="float" office:value="1954029.3299999998" table:style-name="ce17">
            <text:p>1.954.029<text:s/></text:p>
          </table:table-cell>
          <table:table-cell office:value-type="float" office:value="63073067.829999998" table:style-name="ce17">
            <text:p>63.073.068<text:s/></text:p>
          </table:table-cell>
          <table:table-cell office:value-type="float" office:value="27567817.23" table:style-name="ce17">
            <text:p>27.567.817<text:s/></text:p>
          </table:table-cell>
          <table:table-cell office:value-type="float" office:value="1206236.48" table:style-name="ce17">
            <text:p>1.206.236<text:s/></text:p>
          </table:table-cell>
          <table:table-cell office:value-type="float" office:value="170673388.28" table:style-name="ce17">
            <text:p>170.673.388<text:s/></text:p>
          </table:table-cell>
          <table:table-cell office:value-type="float" office:value="8349371.6100000013" table:style-name="ce17">
            <text:p>8.349.372<text:s/></text:p>
          </table:table-cell>
          <table:table-cell office:value-type="float" office:value="4742663.24" table:style-name="ce17">
            <text:p>4.742.663<text:s/></text:p>
          </table:table-cell>
          <table:table-cell office:value-type="float" office:value="5821001.5600000005" table:style-name="ce17">
            <text:p>5.821.002<text:s/></text:p>
          </table:table-cell>
          <table:table-cell office:value-type="float" office:value="4391509.5" table:style-name="ce17">
            <text:p>4.391.510<text:s/></text:p>
          </table:table-cell>
          <table:table-cell office:value-type="float" office:value="39736500.280000001" table:style-name="ce17">
            <text:p>39.736.500<text:s/></text:p>
          </table:table-cell>
          <table:table-cell office:value-type="float" office:value="3813647.83" table:style-name="ce17">
            <text:p>3.813.648<text:s/></text:p>
          </table:table-cell>
          <table:table-cell office:value-type="float" office:value="161449263.09999999" table:style-name="ce17">
            <text:p>161.449.263<text:s/></text:p>
          </table:table-cell>
          <table:table-cell office:value-type="float" office:value="123279490.59" table:style-name="ce17">
            <text:p>123.279.491<text:s/></text:p>
          </table:table-cell>
          <table:table-cell office:value-type="float" office:value="2939303.93" table:style-name="ce17">
            <text:p>2.939.304<text:s/></text:p>
          </table:table-cell>
          <table:table-cell office:value-type="float" office:value="5170592.3999999994" table:style-name="ce17">
            <text:p>5.170.592<text:s/></text:p>
          </table:table-cell>
          <table:table-cell office:value-type="float" office:value="21897.83" table:style-name="ce17">
            <text:p>21.898<text:s/></text:p>
          </table:table-cell>
          <table:table-cell office:value-type="float" office:value="167171432.35000002" table:style-name="ce17">
            <text:p>167.171.432<text:s/></text:p>
          </table:table-cell>
          <table:table-cell office:value-type="float" office:value="183700663.16000003" table:style-name="ce17">
            <text:p>183.700.663<text:s/></text:p>
          </table:table-cell>
          <table:table-cell office:value-type="float" office:value="9151061.1699999999" table:style-name="ce17">
            <text:p>9.151.061<text:s/></text:p>
          </table:table-cell>
          <table:table-cell office:value-type="float" office:value="1129455656.1900001" table:style-name="ce17">
            <text:p>1.129.455.656<text:s/></text:p>
          </table:table-cell>
          <table:table-cell office:value-type="float" office:value="2483591.04" table:style-name="ce17">
            <text:p>2.483.591<text:s/></text:p>
          </table:table-cell>
          <table:table-cell office:value-type="float" office:value="2211917839.5700002" table:style-name="ce18">
            <text:p>2.211.917.8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7465301.530000001" table:style-name="ce17">
            <text:p>27.465.302<text:s/></text:p>
          </table:table-cell>
          <table:table-cell office:value-type="float" office:value="91924676.980000004" table:style-name="ce17">
            <text:p>91.924.677<text:s/></text:p>
          </table:table-cell>
          <table:table-cell office:value-type="float" office:value="299031275.99000001" table:style-name="ce17">
            <text:p>299.031.276<text:s/></text:p>
          </table:table-cell>
          <table:table-cell office:value-type="float" office:value="17713295.609999999" table:style-name="ce17">
            <text:p>17.713.296<text:s/></text:p>
          </table:table-cell>
          <table:table-cell office:value-type="float" office:value="503213555.83999997" table:style-name="ce17">
            <text:p>503.213.556<text:s/></text:p>
          </table:table-cell>
          <table:table-cell office:value-type="float" office:value="387522075.80000001" table:style-name="ce17">
            <text:p>387.522.076<text:s/></text:p>
          </table:table-cell>
          <table:table-cell office:value-type="float" office:value="6052153151.9499998" table:style-name="ce17">
            <text:p>6.052.153.152<text:s/></text:p>
          </table:table-cell>
          <table:table-cell office:value-type="float" office:value="283780231.11000001" table:style-name="ce17">
            <text:p>283.780.231<text:s/></text:p>
          </table:table-cell>
          <table:table-cell office:value-type="float" office:value="465519106.42000002" table:style-name="ce17">
            <text:p>465.519.106<text:s/></text:p>
          </table:table-cell>
          <table:table-cell office:value-type="float" office:value="128404601.37" table:style-name="ce17">
            <text:p>128.404.601<text:s/></text:p>
          </table:table-cell>
          <table:table-cell office:value-type="float" office:value="1755185881.22" table:style-name="ce17">
            <text:p>1.755.185.881<text:s/></text:p>
          </table:table-cell>
          <table:table-cell office:value-type="float" office:value="188349525.08000001" table:style-name="ce17">
            <text:p>188.349.525<text:s/></text:p>
          </table:table-cell>
          <table:table-cell office:value-type="float" office:value="253054919.68000001" table:style-name="ce17">
            <text:p>253.054.920<text:s/></text:p>
          </table:table-cell>
          <table:table-cell office:value-type="float" office:value="249848879.84" table:style-name="ce17">
            <text:p>249.848.880<text:s/></text:p>
          </table:table-cell>
          <table:table-cell office:value-type="float" office:value="154872951.59" table:style-name="ce17">
            <text:p>154.872.952<text:s/></text:p>
          </table:table-cell>
          <table:table-cell office:value-type="float" office:value="438106452.47000003" table:style-name="ce17">
            <text:p>438.106.452<text:s/></text:p>
          </table:table-cell>
          <table:table-cell office:value-type="float" office:value="93016418.799999997" table:style-name="ce17">
            <text:p>93.016.419<text:s/></text:p>
          </table:table-cell>
          <table:table-cell office:value-type="float" office:value="1340870908.73" table:style-name="ce17">
            <text:p>1.340.870.909<text:s/></text:p>
          </table:table-cell>
          <table:table-cell office:value-type="float" office:value="5154348527.3000002" table:style-name="ce17">
            <text:p>5.154.348.527<text:s/></text:p>
          </table:table-cell>
          <table:table-cell office:value-type="float" office:value="142420702.38" table:style-name="ce17">
            <text:p>142.420.702<text:s/></text:p>
          </table:table-cell>
          <table:table-cell office:value-type="float" office:value="68721260.200000003" table:style-name="ce17">
            <text:p>68.721.260<text:s/></text:p>
          </table:table-cell>
          <table:table-cell office:value-type="float" office:value="22918478.559999999" table:style-name="ce17">
            <text:p>22.918.479<text:s/></text:p>
          </table:table-cell>
          <table:table-cell office:value-type="float" office:value="1348949407.79" table:style-name="ce17">
            <text:p>1.348.949.408<text:s/></text:p>
          </table:table-cell>
          <table:table-cell office:value-type="float" office:value="847413149.01999998" table:style-name="ce17">
            <text:p>847.413.149<text:s/></text:p>
          </table:table-cell>
          <table:table-cell office:value-type="float" office:value="87490229.400000006" table:style-name="ce17">
            <text:p>87.490.229<text:s/></text:p>
          </table:table-cell>
          <table:table-cell office:value-type="float" office:value="15048593527.59" table:style-name="ce17">
            <text:p>15.048.593.528<text:s/></text:p>
          </table:table-cell>
          <table:table-cell office:value-type="float" office:value="47716239.359999999" table:style-name="ce17">
            <text:p>47.716.239<text:s/></text:p>
          </table:table-cell>
          <table:table-cell office:value-type="float" office:value="35498604731.610001" table:style-name="ce18">
            <text:p>35.498.604.7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827261.25" table:style-name="ce17">
            <text:p>5.827.261<text:s/></text:p>
          </table:table-cell>
          <table:table-cell office:value-type="float" office:value="18200950.41" table:style-name="ce17">
            <text:p>18.200.950<text:s/></text:p>
          </table:table-cell>
          <table:table-cell office:value-type="float" office:value="19574312.539999999" table:style-name="ce17">
            <text:p>19.574.313<text:s/></text:p>
          </table:table-cell>
          <table:table-cell office:value-type="float" office:value="4760613.24" table:style-name="ce17">
            <text:p>4.760.613<text:s/></text:p>
          </table:table-cell>
          <table:table-cell office:value-type="float" office:value="84697233.549999997" table:style-name="ce17">
            <text:p>84.697.234<text:s/></text:p>
          </table:table-cell>
          <table:table-cell office:value-type="float" office:value="52549383.380000003" table:style-name="ce17">
            <text:p>52.549.383<text:s/></text:p>
          </table:table-cell>
          <table:table-cell office:value-type="float" office:value="68212062.519999996" table:style-name="ce17">
            <text:p>68.212.063<text:s/></text:p>
          </table:table-cell>
          <table:table-cell office:value-type="float" office:value="34254979.210000001" table:style-name="ce17">
            <text:p>34.254.979<text:s/></text:p>
          </table:table-cell>
          <table:table-cell office:value-type="float" office:value="112019697.7" table:style-name="ce17">
            <text:p>112.019.698<text:s/></text:p>
          </table:table-cell>
          <table:table-cell office:value-type="float" office:value="27629009.280000001" table:style-name="ce17">
            <text:p>27.629.009<text:s/></text:p>
          </table:table-cell>
          <table:table-cell office:value-type="float" office:value="334788276.94999999" table:style-name="ce17">
            <text:p>334.788.277<text:s/></text:p>
          </table:table-cell>
          <table:table-cell office:value-type="float" office:value="41019870.109999999" table:style-name="ce17">
            <text:p>41.019.870<text:s/></text:p>
          </table:table-cell>
          <table:table-cell office:value-type="float" office:value="52610713.649999999" table:style-name="ce17">
            <text:p>52.610.714<text:s/></text:p>
          </table:table-cell>
          <table:table-cell office:value-type="float" office:value="34238413.840000004" table:style-name="ce17">
            <text:p>34.238.414<text:s/></text:p>
          </table:table-cell>
          <table:table-cell office:value-type="float" office:value="25797209.300000001" table:style-name="ce17">
            <text:p>25.797.209<text:s/></text:p>
          </table:table-cell>
          <table:table-cell office:value-type="float" office:value="60672910.390000001" table:style-name="ce17">
            <text:p>60.672.910<text:s/></text:p>
          </table:table-cell>
          <table:table-cell office:value-type="float" office:value="18296987.43" table:style-name="ce17">
            <text:p>18.296.987<text:s/></text:p>
          </table:table-cell>
          <table:table-cell office:value-type="float" office:value="352306939.69999999" table:style-name="ce17">
            <text:p>352.306.940<text:s/></text:p>
          </table:table-cell>
          <table:table-cell office:value-type="float" office:value="401987155.55000001" table:style-name="ce17">
            <text:p>401.987.156<text:s/></text:p>
          </table:table-cell>
          <table:table-cell office:value-type="float" office:value="24148541.82" table:style-name="ce17">
            <text:p>24.148.542<text:s/></text:p>
          </table:table-cell>
          <table:table-cell office:value-type="float" office:value="12681530.390000001" table:style-name="ce17">
            <text:p>12.681.530<text:s/></text:p>
          </table:table-cell>
          <table:table-cell office:value-type="float" office:value="4027239.74" table:style-name="ce17">
            <text:p>4.027.240<text:s/></text:p>
          </table:table-cell>
          <table:table-cell office:value-type="float" office:value="194506512.66" table:style-name="ce17">
            <text:p>194.506.513<text:s/></text:p>
          </table:table-cell>
          <table:table-cell office:value-type="float" office:value="94977533.140000001" table:style-name="ce17">
            <text:p>94.977.533<text:s/></text:p>
          </table:table-cell>
          <table:table-cell office:value-type="float" office:value="19511035.73" table:style-name="ce17">
            <text:p>19.511.036<text:s/></text:p>
          </table:table-cell>
          <table:table-cell office:value-type="float" office:value="1415824485.9300001" table:style-name="ce17">
            <text:p>1.415.824.486<text:s/></text:p>
          </table:table-cell>
          <table:table-cell office:value-type="float" office:value="8004787.96" table:style-name="ce17">
            <text:p>8.004.788<text:s/></text:p>
          </table:table-cell>
          <table:table-cell office:value-type="float" office:value="3523125647.3699999" table:style-name="ce18">
            <text:p>3.523.125.6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582867.6299999999" table:style-name="ce17">
            <text:p>6.582.868<text:s/></text:p>
          </table:table-cell>
          <table:table-cell office:value-type="float" office:value="20068493.780000001" table:style-name="ce17">
            <text:p>20.068.494<text:s/></text:p>
          </table:table-cell>
          <table:table-cell office:value-type="float" office:value="161185257.12" table:style-name="ce17">
            <text:p>161.185.257<text:s/></text:p>
          </table:table-cell>
          <table:table-cell office:value-type="float" office:value="4104983.48" table:style-name="ce17">
            <text:p>4.104.983<text:s/></text:p>
          </table:table-cell>
          <table:table-cell office:value-type="float" office:value="167671693.43000001" table:style-name="ce17">
            <text:p>167.671.693<text:s/></text:p>
          </table:table-cell>
          <table:table-cell office:value-type="float" office:value="127654800.56999999" table:style-name="ce17">
            <text:p>127.654.801<text:s/></text:p>
          </table:table-cell>
          <table:table-cell office:value-type="float" office:value="751188801.58000004" table:style-name="ce17">
            <text:p>751.188.802<text:s/></text:p>
          </table:table-cell>
          <table:table-cell office:value-type="float" office:value="117471191.25" table:style-name="ce17">
            <text:p>117.471.191<text:s/></text:p>
          </table:table-cell>
          <table:table-cell office:value-type="float" office:value="181683649.88999999" table:style-name="ce17">
            <text:p>181.683.650<text:s/></text:p>
          </table:table-cell>
          <table:table-cell office:value-type="float" office:value="41207908.649999999" table:style-name="ce17">
            <text:p>41.207.909<text:s/></text:p>
          </table:table-cell>
          <table:table-cell office:value-type="float" office:value="730393633.55999994" table:style-name="ce17">
            <text:p>730.393.634<text:s/></text:p>
          </table:table-cell>
          <table:table-cell office:value-type="float" office:value="72863166.75" table:style-name="ce17">
            <text:p>72.863.167<text:s/></text:p>
          </table:table-cell>
          <table:table-cell office:value-type="float" office:value="94775248.450000003" table:style-name="ce17">
            <text:p>94.775.248<text:s/></text:p>
          </table:table-cell>
          <table:table-cell office:value-type="float" office:value="92786161.799999997" table:style-name="ce17">
            <text:p>92.786.162<text:s/></text:p>
          </table:table-cell>
          <table:table-cell office:value-type="float" office:value="33747071.259999998" table:style-name="ce17">
            <text:p>33.747.071<text:s/></text:p>
          </table:table-cell>
          <table:table-cell office:value-type="float" office:value="160688697.88" table:style-name="ce17">
            <text:p>160.688.698<text:s/></text:p>
          </table:table-cell>
          <table:table-cell office:value-type="float" office:value="29283969.100000001" table:style-name="ce17">
            <text:p>29.283.969<text:s/></text:p>
          </table:table-cell>
          <table:table-cell office:value-type="float" office:value="508979193.10000002" table:style-name="ce17">
            <text:p>508.979.193<text:s/></text:p>
          </table:table-cell>
          <table:table-cell office:value-type="float" office:value="1723655074.4100001" table:style-name="ce17">
            <text:p>1.723.655.074<text:s/></text:p>
          </table:table-cell>
          <table:table-cell office:value-type="float" office:value="35274313.270000003" table:style-name="ce17">
            <text:p>35.274.313<text:s/></text:p>
          </table:table-cell>
          <table:table-cell office:value-type="float" office:value="17915516.489999998" table:style-name="ce17">
            <text:p>17.915.516<text:s/></text:p>
          </table:table-cell>
          <table:table-cell office:value-type="float" office:value="6609675" table:style-name="ce17">
            <text:p>6.609.675<text:s/></text:p>
          </table:table-cell>
          <table:table-cell office:value-type="float" office:value="479141667.29000002" table:style-name="ce17">
            <text:p>479.141.667<text:s/></text:p>
          </table:table-cell>
          <table:table-cell office:value-type="float" office:value="402021640.98000002" table:style-name="ce17">
            <text:p>402.021.641<text:s/></text:p>
          </table:table-cell>
          <table:table-cell office:value-type="float" office:value="24214014.850000001" table:style-name="ce17">
            <text:p>24.214.015<text:s/></text:p>
          </table:table-cell>
          <table:table-cell office:value-type="float" office:value="5687065131.2399998" table:style-name="ce17">
            <text:p>5.687.065.131<text:s/></text:p>
          </table:table-cell>
          <table:table-cell office:value-type="float" office:value="14897172.9" table:style-name="ce17">
            <text:p>14.897.173<text:s/></text:p>
          </table:table-cell>
          <table:table-cell office:value-type="float" office:value="11693130995.710001" table:style-name="ce18">
            <text:p>11.693.130.9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3717.18" table:style-name="ce17">
            <text:p>13.717<text:s/></text:p>
          </table:table-cell>
          <table:table-cell office:value-type="float" office:value="18894.93" table:style-name="ce17">
            <text:p>18.895<text:s/></text:p>
          </table:table-cell>
          <table:table-cell office:value-type="float" office:value="408189.25" table:style-name="ce17">
            <text:p>408.18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04661.9" table:style-name="ce17">
            <text:p>2.004.662<text:s/></text:p>
          </table:table-cell>
          <table:table-cell office:value-type="float" office:value="22572814.780000001" table:style-name="ce17">
            <text:p>22.572.815<text:s/></text:p>
          </table:table-cell>
          <table:table-cell office:value-type="float" office:value="359934123.16000003" table:style-name="ce17">
            <text:p>359.934.123<text:s/></text:p>
          </table:table-cell>
          <table:table-cell office:value-type="float" office:value="6898893.2599999998" table:style-name="ce17">
            <text:p>6.898.893<text:s/></text:p>
          </table:table-cell>
          <table:table-cell office:value-type="float" office:value="1074476.3600000001" table:style-name="ce17">
            <text:p>1.074.476<text:s/></text:p>
          </table:table-cell>
          <table:table-cell office:value-type="float" office:value="827.2" table:style-name="ce17">
            <text:p>827<text:s/></text:p>
          </table:table-cell>
          <table:table-cell office:value-type="float" office:value="18091475.510000002" table:style-name="ce17">
            <text:p>18.091.476<text:s/></text:p>
          </table:table-cell>
          <table:table-cell office:value-type="float" office:value="283318.76" table:style-name="ce17">
            <text:p>283.319<text:s/></text:p>
          </table:table-cell>
          <table:table-cell office:value-type="float" office:value="641186.49" table:style-name="ce17">
            <text:p>641.186<text:s/></text:p>
          </table:table-cell>
          <table:table-cell office:value-type="float" office:value="17626439.199999999" table:style-name="ce17">
            <text:p>17.626.439<text:s/></text:p>
          </table:table-cell>
          <table:table-cell office:value-type="float" office:value="46124.81" table:style-name="ce17">
            <text:p>46.125<text:s/></text:p>
          </table:table-cell>
          <table:table-cell office:value-type="float" office:value="6299563.4500000002" table:style-name="ce17">
            <text:p>6.299.563<text:s/></text:p>
          </table:table-cell>
          <table:table-cell office:value-type="float" office:value="226.51" table:style-name="ce17">
            <text:p>227<text:s/></text:p>
          </table:table-cell>
          <table:table-cell office:value-type="float" office:value="20793341.140000001" table:style-name="ce17">
            <text:p>20.793.341<text:s/></text:p>
          </table:table-cell>
          <table:table-cell office:value-type="float" office:value="176131333.86000001" table:style-name="ce17">
            <text:p>176.131.334<text:s/></text:p>
          </table:table-cell>
          <table:table-cell office:value-type="float" office:value="17874.669999999998" table:style-name="ce17">
            <text:p>17.875<text:s/></text:p>
          </table:table-cell>
          <table:table-cell office:value-type="float" office:value="233889.17" table:style-name="ce17">
            <text:p>233.889<text:s/></text:p>
          </table:table-cell>
          <table:table-cell office:value-type="float" office:value="1862.05" table:style-name="ce17">
            <text:p>1.862<text:s/></text:p>
          </table:table-cell>
          <table:table-cell office:value-type="float" office:value="23491272.66" table:style-name="ce17">
            <text:p>23.491.273<text:s/></text:p>
          </table:table-cell>
          <table:table-cell office:value-type="float" office:value="2784064.29" table:style-name="ce17">
            <text:p>2.784.064<text:s/></text:p>
          </table:table-cell>
          <table:table-cell office:value-type="float" office:value="3819907.45" table:style-name="ce17">
            <text:p>3.819.907<text:s/></text:p>
          </table:table-cell>
          <table:table-cell office:value-type="float" office:value="945888988.38" table:style-name="ce17">
            <text:p>945.888.988<text:s/></text:p>
          </table:table-cell>
          <table:table-cell office:value-type="float" office:value="33672.730000000003" table:style-name="ce17">
            <text:p>33.673<text:s/></text:p>
          </table:table-cell>
          <table:table-cell office:value-type="float" office:value="1609111139.1499999" table:style-name="ce18">
            <text:p>1.609.111.1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569150.4500000002" table:style-name="ce17">
            <text:p>6.569.150<text:s/></text:p>
          </table:table-cell>
          <table:table-cell office:value-type="float" office:value="20049598.849999998" table:style-name="ce17">
            <text:p>20.049.599<text:s/></text:p>
          </table:table-cell>
          <table:table-cell office:value-type="float" office:value="160777067.87" table:style-name="ce17">
            <text:p>160.777.068<text:s/></text:p>
          </table:table-cell>
          <table:table-cell office:value-type="float" office:value="4104983.4799999995" table:style-name="ce17">
            <text:p>4.104.983<text:s/></text:p>
          </table:table-cell>
          <table:table-cell office:value-type="float" office:value="165667031.53" table:style-name="ce17">
            <text:p>165.667.032<text:s/></text:p>
          </table:table-cell>
          <table:table-cell office:value-type="float" office:value="105081985.78999999" table:style-name="ce17">
            <text:p>105.081.986<text:s/></text:p>
          </table:table-cell>
          <table:table-cell office:value-type="float" office:value="391254678.41999996" table:style-name="ce17">
            <text:p>391.254.678<text:s/></text:p>
          </table:table-cell>
          <table:table-cell office:value-type="float" office:value="110572297.98999999" table:style-name="ce17">
            <text:p>110.572.298<text:s/></text:p>
          </table:table-cell>
          <table:table-cell office:value-type="float" office:value="180609173.53000003" table:style-name="ce17">
            <text:p>180.609.174<text:s/></text:p>
          </table:table-cell>
          <table:table-cell office:value-type="float" office:value="41207081.450000003" table:style-name="ce17">
            <text:p>41.207.081<text:s/></text:p>
          </table:table-cell>
          <table:table-cell office:value-type="float" office:value="712302158.04999995" table:style-name="ce17">
            <text:p>712.302.158<text:s/></text:p>
          </table:table-cell>
          <table:table-cell office:value-type="float" office:value="72579847.99000001" table:style-name="ce17">
            <text:p>72.579.848<text:s/></text:p>
          </table:table-cell>
          <table:table-cell office:value-type="float" office:value="94134061.960000008" table:style-name="ce17">
            <text:p>94.134.062<text:s/></text:p>
          </table:table-cell>
          <table:table-cell office:value-type="float" office:value="75159722.599999994" table:style-name="ce17">
            <text:p>75.159.723<text:s/></text:p>
          </table:table-cell>
          <table:table-cell office:value-type="float" office:value="33700946.449999996" table:style-name="ce17">
            <text:p>33.700.946<text:s/></text:p>
          </table:table-cell>
          <table:table-cell office:value-type="float" office:value="154389134.42999998" table:style-name="ce17">
            <text:p>154.389.134<text:s/></text:p>
          </table:table-cell>
          <table:table-cell office:value-type="float" office:value="29283742.59" table:style-name="ce17">
            <text:p>29.283.743<text:s/></text:p>
          </table:table-cell>
          <table:table-cell office:value-type="float" office:value="488185851.96000004" table:style-name="ce17">
            <text:p>488.185.852<text:s/></text:p>
          </table:table-cell>
          <table:table-cell office:value-type="float" office:value="1547523740.55" table:style-name="ce17">
            <text:p>1.547.523.741<text:s/></text:p>
          </table:table-cell>
          <table:table-cell office:value-type="float" office:value="35256438.599999994" table:style-name="ce17">
            <text:p>35.256.439<text:s/></text:p>
          </table:table-cell>
          <table:table-cell office:value-type="float" office:value="17681627.32" table:style-name="ce17">
            <text:p>17.681.627<text:s/></text:p>
          </table:table-cell>
          <table:table-cell office:value-type="float" office:value="6607812.9500000002" table:style-name="ce17">
            <text:p>6.607.813<text:s/></text:p>
          </table:table-cell>
          <table:table-cell office:value-type="float" office:value="455650394.63" table:style-name="ce17">
            <text:p>455.650.395<text:s/></text:p>
          </table:table-cell>
          <table:table-cell office:value-type="float" office:value="399237576.69" table:style-name="ce17">
            <text:p>399.237.577<text:s/></text:p>
          </table:table-cell>
          <table:table-cell office:value-type="float" office:value="20394107.400000002" table:style-name="ce17">
            <text:p>20.394.107<text:s/></text:p>
          </table:table-cell>
          <table:table-cell office:value-type="float" office:value="4741176142.8599997" table:style-name="ce17">
            <text:p>4.741.176.143<text:s/></text:p>
          </table:table-cell>
          <table:table-cell office:value-type="float" office:value="14863500.169999998" table:style-name="ce17">
            <text:p>14.863.500<text:s/></text:p>
          </table:table-cell>
          <table:table-cell office:value-type="float" office:value="10084019856.559999" table:style-name="ce18">
            <text:p>10.084.019.8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5055172.65" table:style-name="ce17">
            <text:p>15.055.173<text:s/></text:p>
          </table:table-cell>
          <table:table-cell office:value-type="float" office:value="53655232.789999999" table:style-name="ce17">
            <text:p>53.655.233<text:s/></text:p>
          </table:table-cell>
          <table:table-cell office:value-type="float" office:value="118271706.33" table:style-name="ce17">
            <text:p>118.271.706<text:s/></text:p>
          </table:table-cell>
          <table:table-cell office:value-type="float" office:value="8847698.8900000006" table:style-name="ce17">
            <text:p>8.847.699<text:s/></text:p>
          </table:table-cell>
          <table:table-cell office:value-type="float" office:value="250844628.86000001" table:style-name="ce17">
            <text:p>250.844.629<text:s/></text:p>
          </table:table-cell>
          <table:table-cell office:value-type="float" office:value="207317891.84999999" table:style-name="ce17">
            <text:p>207.317.892<text:s/></text:p>
          </table:table-cell>
          <table:table-cell office:value-type="float" office:value="5232752287.8500004" table:style-name="ce17">
            <text:p>5.232.752.288<text:s/></text:p>
          </table:table-cell>
          <table:table-cell office:value-type="float" office:value="132054060.65000001" table:style-name="ce17">
            <text:p>132.054.061<text:s/></text:p>
          </table:table-cell>
          <table:table-cell office:value-type="float" office:value="171815758.83000001" table:style-name="ce17">
            <text:p>171.815.759<text:s/></text:p>
          </table:table-cell>
          <table:table-cell office:value-type="float" office:value="59567683.439999998" table:style-name="ce17">
            <text:p>59.567.683<text:s/></text:p>
          </table:table-cell>
          <table:table-cell office:value-type="float" office:value="690003970.71000004" table:style-name="ce17">
            <text:p>690.003.971<text:s/></text:p>
          </table:table-cell>
          <table:table-cell office:value-type="float" office:value="74466488.219999999" table:style-name="ce17">
            <text:p>74.466.488<text:s/></text:p>
          </table:table-cell>
          <table:table-cell office:value-type="float" office:value="105668957.58" table:style-name="ce17">
            <text:p>105.668.958<text:s/></text:p>
          </table:table-cell>
          <table:table-cell office:value-type="float" office:value="122824304.2" table:style-name="ce17">
            <text:p>122.824.304<text:s/></text:p>
          </table:table-cell>
          <table:table-cell office:value-type="float" office:value="95328671.030000001" table:style-name="ce17">
            <text:p>95.328.671<text:s/></text:p>
          </table:table-cell>
          <table:table-cell office:value-type="float" office:value="216744844.19999999" table:style-name="ce17">
            <text:p>216.744.844<text:s/></text:p>
          </table:table-cell>
          <table:table-cell office:value-type="float" office:value="45435462.270000003" table:style-name="ce17">
            <text:p>45.435.462<text:s/></text:p>
          </table:table-cell>
          <table:table-cell office:value-type="float" office:value="479584775.93000001" table:style-name="ce17">
            <text:p>479.584.776<text:s/></text:p>
          </table:table-cell>
          <table:table-cell office:value-type="float" office:value="3028706297.3400002" table:style-name="ce17">
            <text:p>3.028.706.297<text:s/></text:p>
          </table:table-cell>
          <table:table-cell office:value-type="float" office:value="82997847.290000007" table:style-name="ce17">
            <text:p>82.997.847<text:s/></text:p>
          </table:table-cell>
          <table:table-cell office:value-type="float" office:value="38124213.32" table:style-name="ce17">
            <text:p>38.124.213<text:s/></text:p>
          </table:table-cell>
          <table:table-cell office:value-type="float" office:value="12281563.82" table:style-name="ce17">
            <text:p>12.281.564<text:s/></text:p>
          </table:table-cell>
          <table:table-cell office:value-type="float" office:value="675301227.84000003" table:style-name="ce17">
            <text:p>675.301.228<text:s/></text:p>
          </table:table-cell>
          <table:table-cell office:value-type="float" office:value="350413974.89999998" table:style-name="ce17">
            <text:p>350.413.975<text:s/></text:p>
          </table:table-cell>
          <table:table-cell office:value-type="float" office:value="43765178.82" table:style-name="ce17">
            <text:p>43.765.179<text:s/></text:p>
          </table:table-cell>
          <table:table-cell office:value-type="float" office:value="7945703910.4200001" table:style-name="ce17">
            <text:p>7.945.703.910<text:s/></text:p>
          </table:table-cell>
          <table:table-cell office:value-type="float" office:value="24814278.5" table:style-name="ce17">
            <text:p>24.814.279<text:s/></text:p>
          </table:table-cell>
          <table:table-cell office:value-type="float" office:value="20282348088.529999" table:style-name="ce18">
            <text:p>20.282.348.0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13378808.210000001" table:style-name="ce17">
            <text:p>13.378.808<text:s/></text:p>
          </table:table-cell>
          <table:table-cell office:value-type="float" office:value="46247228.640000001" table:style-name="ce17">
            <text:p>46.247.229<text:s/></text:p>
          </table:table-cell>
          <table:table-cell office:value-type="float" office:value="90220995.129999995" table:style-name="ce17">
            <text:p>90.220.995<text:s/></text:p>
          </table:table-cell>
          <table:table-cell office:value-type="float" office:value="8356769.7400000002" table:style-name="ce17">
            <text:p>8.356.770<text:s/></text:p>
          </table:table-cell>
          <table:table-cell office:value-type="float" office:value="186442292.11000001" table:style-name="ce17">
            <text:p>186.442.292<text:s/></text:p>
          </table:table-cell>
          <table:table-cell office:value-type="float" office:value="172977178.41" table:style-name="ce17">
            <text:p>172.977.178<text:s/></text:p>
          </table:table-cell>
          <table:table-cell office:value-type="float" office:value="4692305340.5699997" table:style-name="ce17">
            <text:p>4.692.305.341<text:s/></text:p>
          </table:table-cell>
          <table:table-cell office:value-type="float" office:value="101326317.86" table:style-name="ce17">
            <text:p>101.326.318<text:s/></text:p>
          </table:table-cell>
          <table:table-cell office:value-type="float" office:value="145632076.75" table:style-name="ce17">
            <text:p>145.632.077<text:s/></text:p>
          </table:table-cell>
          <table:table-cell office:value-type="float" office:value="54345632.090000004" table:style-name="ce17">
            <text:p>54.345.632<text:s/></text:p>
          </table:table-cell>
          <table:table-cell office:value-type="float" office:value="554954973.92999995" table:style-name="ce17">
            <text:p>554.954.974<text:s/></text:p>
          </table:table-cell>
          <table:table-cell office:value-type="float" office:value="61698308.259999998" table:style-name="ce17">
            <text:p>61.698.308<text:s/></text:p>
          </table:table-cell>
          <table:table-cell office:value-type="float" office:value="86437771.810000002" table:style-name="ce17">
            <text:p>86.437.772<text:s/></text:p>
          </table:table-cell>
          <table:table-cell office:value-type="float" office:value="108379997.33" table:style-name="ce17">
            <text:p>108.379.997<text:s/></text:p>
          </table:table-cell>
          <table:table-cell office:value-type="float" office:value="90607569.700000003" table:style-name="ce17">
            <text:p>90.607.570<text:s/></text:p>
          </table:table-cell>
          <table:table-cell office:value-type="float" office:value="189661310.21000001" table:style-name="ce17">
            <text:p>189.661.310<text:s/></text:p>
          </table:table-cell>
          <table:table-cell office:value-type="float" office:value="40655039.630000003" table:style-name="ce17">
            <text:p>40.655.040<text:s/></text:p>
          </table:table-cell>
          <table:table-cell office:value-type="float" office:value="355771852.44" table:style-name="ce17">
            <text:p>355.771.852<text:s/></text:p>
          </table:table-cell>
          <table:table-cell office:value-type="float" office:value="1276259635.5899999" table:style-name="ce17">
            <text:p>1.276.259.636<text:s/></text:p>
          </table:table-cell>
          <table:table-cell office:value-type="float" office:value="76729083.819999993" table:style-name="ce17">
            <text:p>76.729.084<text:s/></text:p>
          </table:table-cell>
          <table:table-cell office:value-type="float" office:value="32343576.98" table:style-name="ce17">
            <text:p>32.343.577<text:s/></text:p>
          </table:table-cell>
          <table:table-cell office:value-type="float" office:value="11539244.68" table:style-name="ce17">
            <text:p>11.539.245<text:s/></text:p>
          </table:table-cell>
          <table:table-cell office:value-type="float" office:value="508462921.31999999" table:style-name="ce17">
            <text:p>508.462.921<text:s/></text:p>
          </table:table-cell>
          <table:table-cell office:value-type="float" office:value="263443470.88" table:style-name="ce17">
            <text:p>263.443.471<text:s/></text:p>
          </table:table-cell>
          <table:table-cell office:value-type="float" office:value="39231877.07" table:style-name="ce17">
            <text:p>39.231.877<text:s/></text:p>
          </table:table-cell>
          <table:table-cell office:value-type="float" office:value="3097517001.5100002" table:style-name="ce17">
            <text:p>3.097.517.002<text:s/></text:p>
          </table:table-cell>
          <table:table-cell office:value-type="float" office:value="18853987.68" table:style-name="ce17">
            <text:p>18.853.988<text:s/></text:p>
          </table:table-cell>
          <table:table-cell office:value-type="float" office:value="12323780262.349998" table:style-name="ce18">
            <text:p>12.323.780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794702.77" table:style-name="ce17">
            <text:p>794.703<text:s/></text:p>
          </table:table-cell>
          <table:table-cell office:value-type="float" office:value="3756000.28" table:style-name="ce17">
            <text:p>3.756.000<text:s/></text:p>
          </table:table-cell>
          <table:table-cell office:value-type="float" office:value="9337691.8800000008" table:style-name="ce17">
            <text:p>9.337.692<text:s/></text:p>
          </table:table-cell>
          <table:table-cell office:value-type="float" office:value="99664.81" table:style-name="ce17">
            <text:p>99.665<text:s/></text:p>
          </table:table-cell>
          <table:table-cell office:value-type="float" office:value="13115760.710000001" table:style-name="ce17">
            <text:p>13.115.761<text:s/></text:p>
          </table:table-cell>
          <table:table-cell office:value-type="float" office:value="14999079.6" table:style-name="ce17">
            <text:p>14.999.080<text:s/></text:p>
          </table:table-cell>
          <table:table-cell office:value-type="float" office:value="301264047.45999998" table:style-name="ce17">
            <text:p>301.264.047<text:s/></text:p>
          </table:table-cell>
          <table:table-cell office:value-type="float" office:value="12431259.619999999" table:style-name="ce17">
            <text:p>12.431.260<text:s/></text:p>
          </table:table-cell>
          <table:table-cell office:value-type="float" office:value="9401917.5" table:style-name="ce17">
            <text:p>9.401.918<text:s/></text:p>
          </table:table-cell>
          <table:table-cell office:value-type="float" office:value="1194950.57" table:style-name="ce17">
            <text:p>1.194.951<text:s/></text:p>
          </table:table-cell>
          <table:table-cell office:value-type="float" office:value="62241102.75" table:style-name="ce17">
            <text:p>62.241.103<text:s/></text:p>
          </table:table-cell>
          <table:table-cell office:value-type="float" office:value="3900052.59" table:style-name="ce17">
            <text:p>3.900.053<text:s/></text:p>
          </table:table-cell>
          <table:table-cell office:value-type="float" office:value="9207999.3900000006" table:style-name="ce17">
            <text:p>9.207.999<text:s/></text:p>
          </table:table-cell>
          <table:table-cell office:value-type="float" office:value="6766392.0800000001" table:style-name="ce17">
            <text:p>6.766.392<text:s/></text:p>
          </table:table-cell>
          <table:table-cell office:value-type="float" office:value="1967462.08" table:style-name="ce17">
            <text:p>1.967.462<text:s/></text:p>
          </table:table-cell>
          <table:table-cell office:value-type="float" office:value="9464018.7599999998" table:style-name="ce17">
            <text:p>9.464.019<text:s/></text:p>
          </table:table-cell>
          <table:table-cell office:value-type="float" office:value="1923426.24" table:style-name="ce17">
            <text:p>1.923.426<text:s/></text:p>
          </table:table-cell>
          <table:table-cell office:value-type="float" office:value="56065146.479999997" table:style-name="ce17">
            <text:p>56.065.146<text:s/></text:p>
          </table:table-cell>
          <table:table-cell office:value-type="float" office:value="977885176.12" table:style-name="ce17">
            <text:p>977.885.176<text:s/></text:p>
          </table:table-cell>
          <table:table-cell office:value-type="float" office:value="1764899.77" table:style-name="ce17">
            <text:p>1.764.900<text:s/></text:p>
          </table:table-cell>
          <table:table-cell office:value-type="float" office:value="2399963.59" table:style-name="ce17">
            <text:p>2.399.964<text:s/></text:p>
          </table:table-cell>
          <table:table-cell office:value-type="float" office:value="175660.36" table:style-name="ce17">
            <text:p>175.660<text:s/></text:p>
          </table:table-cell>
          <table:table-cell office:value-type="float" office:value="111256800.19" table:style-name="ce17">
            <text:p>111.256.800<text:s/></text:p>
          </table:table-cell>
          <table:table-cell office:value-type="float" office:value="42473786.090000004" table:style-name="ce17">
            <text:p>42.473.786<text:s/></text:p>
          </table:table-cell>
          <table:table-cell office:value-type="float" office:value="1906402.68" table:style-name="ce17">
            <text:p>1.906.403<text:s/></text:p>
          </table:table-cell>
          <table:table-cell office:value-type="float" office:value="2076150390.24" table:style-name="ce17">
            <text:p>2.076.150.390<text:s/></text:p>
          </table:table-cell>
          <table:table-cell office:value-type="float" office:value="4927201.01" table:style-name="ce17">
            <text:p>4.927.201<text:s/></text:p>
          </table:table-cell>
          <table:table-cell office:value-type="float" office:value="3736870955.6199999" table:style-name="ce18">
            <text:p>3.736.870.9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096.94" table:style-name="ce17">
            <text:p>2.097<text:s/></text:p>
          </table:table-cell>
          <table:table-cell office:value-type="float" office:value="171986.35" table:style-name="ce17">
            <text:p>171.986<text:s/></text:p>
          </table:table-cell>
          <table:table-cell office:value-type="float" office:value="12232967.67" table:style-name="ce17">
            <text:p>12.232.968<text:s/></text:p>
          </table:table-cell>
          <table:table-cell office:value-type="float" office:value="2256.3200000000002" table:style-name="ce17">
            <text:p>2.256<text:s/></text:p>
          </table:table-cell>
          <table:table-cell office:value-type="float" office:value="36369786.859999999" table:style-name="ce17">
            <text:p>36.369.787<text:s/></text:p>
          </table:table-cell>
          <table:table-cell office:value-type="float" office:value="6386596.4199999999" table:style-name="ce17">
            <text:p>6.386.596<text:s/></text:p>
          </table:table-cell>
          <table:table-cell office:value-type="float" office:value="76024444.74000001" table:style-name="ce17">
            <text:p>76.024.445<text:s/></text:p>
          </table:table-cell>
          <table:table-cell office:value-type="float" office:value="9757706.0800000001" table:style-name="ce17">
            <text:p>9.757.706<text:s/></text:p>
          </table:table-cell>
          <table:table-cell office:value-type="float" office:value="7920541.29" table:style-name="ce17">
            <text:p>7.920.541<text:s/></text:p>
          </table:table-cell>
          <table:table-cell office:value-type="float" office:value="564525.55000000005" table:style-name="ce17">
            <text:p>564.526<text:s/></text:p>
          </table:table-cell>
          <table:table-cell office:value-type="float" office:value="24635795.57" table:style-name="ce17">
            <text:p>24.635.796<text:s/></text:p>
          </table:table-cell>
          <table:table-cell office:value-type="float" office:value="3405001.08" table:style-name="ce17">
            <text:p>3.405.001<text:s/></text:p>
          </table:table-cell>
          <table:table-cell office:value-type="float" office:value="4530429.3600000003" table:style-name="ce17">
            <text:p>4.530.429<text:s/></text:p>
          </table:table-cell>
          <table:table-cell office:value-type="float" office:value="1634894.17" table:style-name="ce17">
            <text:p>1.634.894<text:s/></text:p>
          </table:table-cell>
          <table:table-cell office:value-type="float" office:value="319020.68" table:style-name="ce17">
            <text:p>319.021<text:s/></text:p>
          </table:table-cell>
          <table:table-cell office:value-type="float" office:value="5234795.28" table:style-name="ce17">
            <text:p>5.234.795<text:s/></text:p>
          </table:table-cell>
          <table:table-cell office:value-type="float" office:value="288178.28000000003" table:style-name="ce17">
            <text:p>288.178<text:s/></text:p>
          </table:table-cell>
          <table:table-cell office:value-type="float" office:value="33432623.859999999" table:style-name="ce17">
            <text:p>33.432.624<text:s/></text:p>
          </table:table-cell>
          <table:table-cell office:value-type="float" office:value="631418427.59000003" table:style-name="ce17">
            <text:p>631.418.428<text:s/></text:p>
          </table:table-cell>
          <table:table-cell office:value-type="float" office:value="1856624.45" table:style-name="ce17">
            <text:p>1.856.624<text:s/></text:p>
          </table:table-cell>
          <table:table-cell office:value-type="float" office:value="168591.22" table:style-name="ce17">
            <text:p>168.591<text:s/></text:p>
          </table:table-cell>
          <table:table-cell office:value-type="float" office:value="15035.32" table:style-name="ce17">
            <text:p>15.035<text:s/></text:p>
          </table:table-cell>
          <table:table-cell office:value-type="float" office:value="15879010.98" table:style-name="ce17">
            <text:p>15.879.011<text:s/></text:p>
          </table:table-cell>
          <table:table-cell office:value-type="float" office:value="21760778.039999999" table:style-name="ce17">
            <text:p>21.760.778<text:s/></text:p>
          </table:table-cell>
          <table:table-cell office:value-type="float" office:value="284571.55" table:style-name="ce17">
            <text:p>284.572<text:s/></text:p>
          </table:table-cell>
          <table:table-cell office:value-type="float" office:value="1986453656.6099999" table:style-name="ce17">
            <text:p>1.986.453.657<text:s/></text:p>
          </table:table-cell>
          <table:table-cell office:value-type="float" office:value="141443.34" table:style-name="ce17">
            <text:p>141.443<text:s/></text:p>
          </table:table-cell>
          <table:table-cell office:value-type="float" office:value="2880891785.6000004" table:style-name="ce18">
            <text:p>2.880.891.7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79564.73" table:style-name="ce17">
            <text:p>879.565<text:s/></text:p>
          </table:table-cell>
          <table:table-cell office:value-type="float" office:value="3480017.5199999996" table:style-name="ce17">
            <text:p>3.480.018<text:s/></text:p>
          </table:table-cell>
          <table:table-cell office:value-type="float" office:value="6480051.6499999994" table:style-name="ce17">
            <text:p>6.480.052<text:s/></text:p>
          </table:table-cell>
          <table:table-cell office:value-type="float" office:value="389008.02" table:style-name="ce17">
            <text:p>389.008<text:s/></text:p>
          </table:table-cell>
          <table:table-cell office:value-type="float" office:value="14916789.18" table:style-name="ce17">
            <text:p>14.916.789<text:s/></text:p>
          </table:table-cell>
          <table:table-cell office:value-type="float" office:value="12955037.42" table:style-name="ce17">
            <text:p>12.955.037<text:s/></text:p>
          </table:table-cell>
          <table:table-cell office:value-type="float" office:value="163158455.07999998" table:style-name="ce17">
            <text:p>163.158.455<text:s/></text:p>
          </table:table-cell>
          <table:table-cell office:value-type="float" office:value="8538777.0899999999" table:style-name="ce17">
            <text:p>8.538.777<text:s/></text:p>
          </table:table-cell>
          <table:table-cell office:value-type="float" office:value="8861223.2899999991" table:style-name="ce17">
            <text:p>8.861.223<text:s/></text:p>
          </table:table-cell>
          <table:table-cell office:value-type="float" office:value="3462575.23" table:style-name="ce17">
            <text:p>3.462.575<text:s/></text:p>
          </table:table-cell>
          <table:table-cell office:value-type="float" office:value="48172098.460000001" table:style-name="ce17">
            <text:p>48.172.098<text:s/></text:p>
          </table:table-cell>
          <table:table-cell office:value-type="float" office:value="5463126.29" table:style-name="ce17">
            <text:p>5.463.126<text:s/></text:p>
          </table:table-cell>
          <table:table-cell office:value-type="float" office:value="5492757.0200000005" table:style-name="ce17">
            <text:p>5.492.757<text:s/></text:p>
          </table:table-cell>
          <table:table-cell office:value-type="float" office:value="6043020.6200000001" table:style-name="ce17">
            <text:p>6.043.021<text:s/></text:p>
          </table:table-cell>
          <table:table-cell office:value-type="float" office:value="2434618.5700000003" table:style-name="ce17">
            <text:p>2.434.619<text:s/></text:p>
          </table:table-cell>
          <table:table-cell office:value-type="float" office:value="12384719.949999999" table:style-name="ce17">
            <text:p>12.384.720<text:s/></text:p>
          </table:table-cell>
          <table:table-cell office:value-type="float" office:value="2568818.12" table:style-name="ce17">
            <text:p>2.568.818<text:s/></text:p>
          </table:table-cell>
          <table:table-cell office:value-type="float" office:value="34315153.149999999" table:style-name="ce17">
            <text:p>34.315.153<text:s/></text:p>
          </table:table-cell>
          <table:table-cell office:value-type="float" office:value="143143058.03999999" table:style-name="ce17">
            <text:p>143.143.058<text:s/></text:p>
          </table:table-cell>
          <table:table-cell office:value-type="float" office:value="2647239.25" table:style-name="ce17">
            <text:p>2.647.239<text:s/></text:p>
          </table:table-cell>
          <table:table-cell office:value-type="float" office:value="3212081.5300000003" table:style-name="ce17">
            <text:p>3.212.082<text:s/></text:p>
          </table:table-cell>
          <table:table-cell office:value-type="float" office:value="551623.46" table:style-name="ce17">
            <text:p>551.623<text:s/></text:p>
          </table:table-cell>
          <table:table-cell office:value-type="float" office:value="39702495.350000001" table:style-name="ce17">
            <text:p>39.702.495<text:s/></text:p>
          </table:table-cell>
          <table:table-cell office:value-type="float" office:value="22735939.890000001" table:style-name="ce17">
            <text:p>22.735.940<text:s/></text:p>
          </table:table-cell>
          <table:table-cell office:value-type="float" office:value="2342327.52" table:style-name="ce17">
            <text:p>2.342.328<text:s/></text:p>
          </table:table-cell>
          <table:table-cell office:value-type="float" office:value="785582862.06000006" table:style-name="ce17">
            <text:p>785.582.862<text:s/></text:p>
          </table:table-cell>
          <table:table-cell office:value-type="float" office:value="891646.47" table:style-name="ce17">
            <text:p>891.646<text:s/></text:p>
          </table:table-cell>
          <table:table-cell office:value-type="float" office:value="1340805084.96" table:style-name="ce18">
            <text:p>1.340.805.0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18522.64" table:style-name="ce17">
            <text:p>518.523<text:s/></text:p>
          </table:table-cell>
          <table:table-cell office:value-type="float" office:value="682577.09" table:style-name="ce17">
            <text:p>682.577<text:s/></text:p>
          </table:table-cell>
          <table:table-cell office:value-type="float" office:value="1916329.01" table:style-name="ce17">
            <text:p>1.916.329<text:s/></text:p>
          </table:table-cell>
          <table:table-cell office:value-type="float" office:value="277556.92" table:style-name="ce17">
            <text:p>277.557<text:s/></text:p>
          </table:table-cell>
          <table:table-cell office:value-type="float" office:value="6025310.6299999999" table:style-name="ce17">
            <text:p>6.025.311<text:s/></text:p>
          </table:table-cell>
          <table:table-cell office:value-type="float" office:value="3506052.71" table:style-name="ce17">
            <text:p>3.506.053<text:s/></text:p>
          </table:table-cell>
          <table:table-cell office:value-type="float" office:value="586870821.39999998" table:style-name="ce17">
            <text:p>586.870.821<text:s/></text:p>
          </table:table-cell>
          <table:table-cell office:value-type="float" office:value="12187757.300000001" table:style-name="ce17">
            <text:p>12.187.757<text:s/></text:p>
          </table:table-cell>
          <table:table-cell office:value-type="float" office:value="12621724.689999999" table:style-name="ce17">
            <text:p>12.621.725<text:s/></text:p>
          </table:table-cell>
          <table:table-cell office:value-type="float" office:value="473669.44" table:style-name="ce17">
            <text:p>473.669<text:s/></text:p>
          </table:table-cell>
          <table:table-cell office:value-type="float" office:value="91337785.079999998" table:style-name="ce17">
            <text:p>91.337.785<text:s/></text:p>
          </table:table-cell>
          <table:table-cell office:value-type="float" office:value="8532873.4499999993" table:style-name="ce17">
            <text:p>8.532.873<text:s/></text:p>
          </table:table-cell>
          <table:table-cell office:value-type="float" office:value="19006903.039999999" table:style-name="ce17">
            <text:p>19.006.903<text:s/></text:p>
          </table:table-cell>
          <table:table-cell office:value-type="float" office:value="29415195.350000001" table:style-name="ce17">
            <text:p>29.415.195<text:s/></text:p>
          </table:table-cell>
          <table:table-cell office:value-type="float" office:value="2385849.63" table:style-name="ce17">
            <text:p>2.385.850<text:s/></text:p>
          </table:table-cell>
          <table:table-cell office:value-type="float" office:value="45715221.759999998" table:style-name="ce17">
            <text:p>45.715.222<text:s/></text:p>
          </table:table-cell>
          <table:table-cell office:value-type="float" office:value="224929.98" table:style-name="ce17">
            <text:p>224.930<text:s/></text:p>
          </table:table-cell>
          <table:table-cell office:value-type="float" office:value="88532443.590000004" table:style-name="ce17">
            <text:p>88.532.444<text:s/></text:p>
          </table:table-cell>
          <table:table-cell office:value-type="float" office:value="133117553.2" table:style-name="ce17">
            <text:p>133.117.553<text:s/></text:p>
          </table:table-cell>
          <table:table-cell office:value-type="float" office:value="1441206.7" table:style-name="ce17">
            <text:p>1.441.207<text:s/></text:p>
          </table:table-cell>
          <table:table-cell office:value-type="float" office:value="8337707.2800000003" table:style-name="ce17">
            <text:p>8.337.707<text:s/></text:p>
          </table:table-cell>
          <table:table-cell office:value-type="float" office:value="50176.91" table:style-name="ce17">
            <text:p>50.177<text:s/></text:p>
          </table:table-cell>
          <table:table-cell office:value-type="float" office:value="108802139.23999999" table:style-name="ce17">
            <text:p>108.802.139<text:s/></text:p>
          </table:table-cell>
          <table:table-cell office:value-type="float" office:value="33258664.82" table:style-name="ce17">
            <text:p>33.258.665<text:s/></text:p>
          </table:table-cell>
          <table:table-cell office:value-type="float" office:value="3893576.12" table:style-name="ce17">
            <text:p>3.893.576<text:s/></text:p>
          </table:table-cell>
          <table:table-cell office:value-type="float" office:value="2494726137.1799998" table:style-name="ce17">
            <text:p>2.494.726.137<text:s/></text:p>
          </table:table-cell>
          <table:table-cell office:value-type="float" office:value="411381.21" table:style-name="ce17">
            <text:p>411.381<text:s/></text:p>
          </table:table-cell>
          <table:table-cell office:value-type="float" office:value="3694270066.3699999" table:style-name="ce18">
            <text:p>3.694.270.0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03272.28" table:style-name="ce17">
            <text:p>103.272<text:s/></text:p>
          </table:table-cell>
          <table:table-cell office:value-type="float" office:value="491395.54" table:style-name="ce17">
            <text:p>491.396<text:s/></text:p>
          </table:table-cell>
          <table:table-cell office:value-type="float" office:value="185576.51" table:style-name="ce17">
            <text:p>185.577<text:s/></text:p>
          </table:table-cell>
          <table:table-cell office:value-type="float" office:value="22957.439999999999" table:style-name="ce17">
            <text:p>22.957<text:s/></text:p>
          </table:table-cell>
          <table:table-cell office:value-type="float" office:value="4345230.6399999997" table:style-name="ce17">
            <text:p>4.345.231<text:s/></text:p>
          </table:table-cell>
          <table:table-cell office:value-type="float" office:value="480296.34" table:style-name="ce17">
            <text:p>480.296<text:s/></text:p>
          </table:table-cell>
          <table:table-cell office:value-type="float" office:value="226983.48" table:style-name="ce17">
            <text:p>226.983<text:s/></text:p>
          </table:table-cell>
          <table:table-cell office:value-type="float" office:value="693661.62" table:style-name="ce17">
            <text:p>693.662<text:s/></text:p>
          </table:table-cell>
          <table:table-cell office:value-type="float" office:value="18075735.370000001" table:style-name="ce17">
            <text:p>18.075.735<text:s/></text:p>
          </table:table-cell>
          <table:table-cell office:value-type="float" office:value="556281.18999999994" table:style-name="ce17">
            <text:p>556.281<text:s/></text:p>
          </table:table-cell>
          <table:table-cell office:value-type="float" office:value="13175233.74" table:style-name="ce17">
            <text:p>13.175.234<text:s/></text:p>
          </table:table-cell>
          <table:table-cell office:value-type="float" office:value="37088322.439999998" table:style-name="ce17">
            <text:p>37.088.322<text:s/></text:p>
          </table:table-cell>
          <table:table-cell office:value-type="float" office:value="28615296.16" table:style-name="ce17">
            <text:p>28.615.296<text:s/></text:p>
          </table:table-cell>
          <table:table-cell office:value-type="float" office:value="2567219.84" table:style-name="ce17">
            <text:p>2.567.220<text:s/></text:p>
          </table:table-cell>
          <table:table-cell office:value-type="float" office:value="341138.73" table:style-name="ce17">
            <text:p>341.139<text:s/></text:p>
          </table:table-cell>
          <table:table-cell office:value-type="float" office:value="1226947.67" table:style-name="ce17">
            <text:p>1.226.948<text:s/></text:p>
          </table:table-cell>
          <table:table-cell office:value-type="float" office:value="1412911.28" table:style-name="ce17">
            <text:p>1.412.911<text:s/></text:p>
          </table:table-cell>
          <table:table-cell office:value-type="float" office:value="13598195.68" table:style-name="ce17">
            <text:p>13.598.196<text:s/></text:p>
          </table:table-cell>
          <table:table-cell office:value-type="float" office:value="1518249.03" table:style-name="ce17">
            <text:p>1.518.249<text:s/></text:p>
          </table:table-cell>
          <table:table-cell office:value-type="float" office:value="290815.71000000002" table:style-name="ce17">
            <text:p>290.816<text:s/></text:p>
          </table:table-cell>
          <table:table-cell office:value-type="float" office:value="1014205.7" table:style-name="ce17">
            <text:p>1.014.206<text:s/></text:p>
          </table:table-cell>
          <table:table-cell office:value-type="float" office:value="146883.57" table:style-name="ce17">
            <text:p>146.884<text:s/></text:p>
          </table:table-cell>
          <table:table-cell office:value-type="float" office:value="14797470.560000001" table:style-name="ce17">
            <text:p>14.797.471<text:s/></text:p>
          </table:table-cell>
          <table:table-cell office:value-type="float" office:value="2542977.14" table:style-name="ce17">
            <text:p>2.542.977<text:s/></text:p>
          </table:table-cell>
          <table:table-cell office:value-type="float" office:value="267738.58" table:style-name="ce17">
            <text:p>267.739<text:s/></text:p>
          </table:table-cell>
          <table:table-cell office:value-type="float" office:value="28280634.140000001" table:style-name="ce17">
            <text:p>28.280.634<text:s/></text:p>
          </table:table-cell>
          <table:table-cell office:value-type="float" office:value="2214990.02" table:style-name="ce17">
            <text:p>2.214.990<text:s/></text:p>
          </table:table-cell>
          <table:table-cell office:value-type="float" office:value="174280620.40000001" table:style-name="ce18">
            <text:p>174.280.6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617007.67" table:style-name="ce17">
            <text:p>11.617.008<text:s/></text:p>
          </table:table-cell>
          <table:table-cell office:value-type="float" office:value="58952731.439999998" table:style-name="ce17">
            <text:p>58.952.731<text:s/></text:p>
          </table:table-cell>
          <table:table-cell office:value-type="float" office:value="279306265.24000001" table:style-name="ce17">
            <text:p>279.306.265<text:s/></text:p>
          </table:table-cell>
          <table:table-cell office:value-type="float" office:value="8355863.8099999996" table:style-name="ce17">
            <text:p>8.355.864<text:s/></text:p>
          </table:table-cell>
          <table:table-cell office:value-type="float" office:value="469138064.60000002" table:style-name="ce17">
            <text:p>469.138.065<text:s/></text:p>
          </table:table-cell>
          <table:table-cell office:value-type="float" office:value="366174222.43000001" table:style-name="ce17">
            <text:p>366.174.222<text:s/></text:p>
          </table:table-cell>
          <table:table-cell office:value-type="float" office:value="847039385.09000003" table:style-name="ce17">
            <text:p>847.039.385<text:s/></text:p>
          </table:table-cell>
          <table:table-cell office:value-type="float" office:value="401615525.70999998" table:style-name="ce17">
            <text:p>401.615.526<text:s/></text:p>
          </table:table-cell>
          <table:table-cell office:value-type="float" office:value="268395178.94" table:style-name="ce17">
            <text:p>268.395.179<text:s/></text:p>
          </table:table-cell>
          <table:table-cell office:value-type="float" office:value="252777509.18000001" table:style-name="ce17">
            <text:p>252.777.509<text:s/></text:p>
          </table:table-cell>
          <table:table-cell office:value-type="float" office:value="1053092543.24" table:style-name="ce17">
            <text:p>1.053.092.543<text:s/></text:p>
          </table:table-cell>
          <table:table-cell office:value-type="float" office:value="104750420.8" table:style-name="ce17">
            <text:p>104.750.421<text:s/></text:p>
          </table:table-cell>
          <table:table-cell office:value-type="float" office:value="157575116.25999999" table:style-name="ce17">
            <text:p>157.575.116<text:s/></text:p>
          </table:table-cell>
          <table:table-cell office:value-type="float" office:value="173182128.91999999" table:style-name="ce17">
            <text:p>173.182.129<text:s/></text:p>
          </table:table-cell>
          <table:table-cell office:value-type="float" office:value="79047836.219999999" table:style-name="ce17">
            <text:p>79.047.836<text:s/></text:p>
          </table:table-cell>
          <table:table-cell office:value-type="float" office:value="452910391.73000002" table:style-name="ce17">
            <text:p>452.910.392<text:s/></text:p>
          </table:table-cell>
          <table:table-cell office:value-type="float" office:value="49050022.090000004" table:style-name="ce17">
            <text:p>49.050.022<text:s/></text:p>
          </table:table-cell>
          <table:table-cell office:value-type="float" office:value="1231868163.8199999" table:style-name="ce17">
            <text:p>1.231.868.164<text:s/></text:p>
          </table:table-cell>
          <table:table-cell office:value-type="float" office:value="4357484523.5299997" table:style-name="ce17">
            <text:p>4.357.484.524<text:s/></text:p>
          </table:table-cell>
          <table:table-cell office:value-type="float" office:value="82011084.870000005" table:style-name="ce17">
            <text:p>82.011.085<text:s/></text:p>
          </table:table-cell>
          <table:table-cell office:value-type="float" office:value="36265270.869999997" table:style-name="ce17">
            <text:p>36.265.271<text:s/></text:p>
          </table:table-cell>
          <table:table-cell office:value-type="float" office:value="10674670.439999999" table:style-name="ce17">
            <text:p>10.674.670<text:s/></text:p>
          </table:table-cell>
          <table:table-cell office:value-type="float" office:value="1012720072.83" table:style-name="ce17">
            <text:p>1.012.720.073<text:s/></text:p>
          </table:table-cell>
          <table:table-cell office:value-type="float" office:value="1124715775.4200001" table:style-name="ce17">
            <text:p>1.124.715.775<text:s/></text:p>
          </table:table-cell>
          <table:table-cell office:value-type="float" office:value="45363879.090000004" table:style-name="ce17">
            <text:p>45.363.879<text:s/></text:p>
          </table:table-cell>
          <table:table-cell office:value-type="float" office:value="8181710506.5600004" table:style-name="ce17">
            <text:p>8.181.710.507<text:s/></text:p>
          </table:table-cell>
          <table:table-cell office:value-type="float" office:value="36477570.560000002" table:style-name="ce17">
            <text:p>36.477.571<text:s/></text:p>
          </table:table-cell>
          <table:table-cell office:value-type="float" office:value="21152271731.360004" table:style-name="ce18">
            <text:p>21.152.271.7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506.33" table:style-name="ce17">
            <text:p>13.506<text:s/></text:p>
          </table:table-cell>
          <table:table-cell office:value-type="float" office:value="80976.070000000007" table:style-name="ce17">
            <text:p>80.976<text:s/></text:p>
          </table:table-cell>
          <table:table-cell office:value-type="float" office:value="242221.77" table:style-name="ce17">
            <text:p>242.222<text:s/></text:p>
          </table:table-cell>
          <table:table-cell office:value-type="float" office:value="23072.6" table:style-name="ce17">
            <text:p>23.073<text:s/></text:p>
          </table:table-cell>
          <table:table-cell office:value-type="float" office:value="3112810.94" table:style-name="ce17">
            <text:p>3.112.811<text:s/></text:p>
          </table:table-cell>
          <table:table-cell office:value-type="float" office:value="22846658.66" table:style-name="ce17">
            <text:p>22.846.659<text:s/></text:p>
          </table:table-cell>
          <table:table-cell office:value-type="float" office:value="291003375.13" table:style-name="ce17">
            <text:p>291.003.375<text:s/></text:p>
          </table:table-cell>
          <table:table-cell office:value-type="float" office:value="5397838.7699999996" table:style-name="ce17">
            <text:p>5.397.839<text:s/></text:p>
          </table:table-cell>
          <table:table-cell office:value-type="float" office:value="481372.57" table:style-name="ce17">
            <text:p>481.373<text:s/></text:p>
          </table:table-cell>
          <table:table-cell office:value-type="float" office:value="28297.06" table:style-name="ce17">
            <text:p>28.297<text:s/></text:p>
          </table:table-cell>
          <table:table-cell office:value-type="float" office:value="33499716.620000001" table:style-name="ce17">
            <text:p>33.499.717<text:s/></text:p>
          </table:table-cell>
          <table:table-cell office:value-type="float" office:value="8906.6200000000008" table:style-name="ce17">
            <text:p>8.907<text:s/></text:p>
          </table:table-cell>
          <table:table-cell office:value-type="float" office:value="264165.38" table:style-name="ce17">
            <text:p>264.165<text:s/></text:p>
          </table:table-cell>
          <table:table-cell office:value-type="float" office:value="12470793.27" table:style-name="ce17">
            <text:p>12.470.793<text:s/></text:p>
          </table:table-cell>
          <table:table-cell office:value-type="float" office:value="21806.3" table:style-name="ce17">
            <text:p>21.806<text:s/></text:p>
          </table:table-cell>
          <table:table-cell office:value-type="float" office:value="8924244.7899999991" table:style-name="ce17">
            <text:p>8.924.245<text:s/></text:p>
          </table:table-cell>
          <table:table-cell office:value-type="float" office:value="37392.04" table:style-name="ce17">
            <text:p>37.392<text:s/></text:p>
          </table:table-cell>
          <table:table-cell office:value-type="float" office:value="12555804.76" table:style-name="ce17">
            <text:p>12.555.805<text:s/></text:p>
          </table:table-cell>
          <table:table-cell office:value-type="float" office:value="152461358.34999999" table:style-name="ce17">
            <text:p>152.461.358<text:s/></text:p>
          </table:table-cell>
          <table:table-cell office:value-type="float" office:value="71414.28" table:style-name="ce17">
            <text:p>71.414<text:s/></text:p>
          </table:table-cell>
          <table:table-cell office:value-type="float" office:value="226673.52" table:style-name="ce17">
            <text:p>226.674<text:s/></text:p>
          </table:table-cell>
          <table:table-cell office:value-type="float" office:value="33341.32" table:style-name="ce17">
            <text:p>33.341<text:s/></text:p>
          </table:table-cell>
          <table:table-cell office:value-type="float" office:value="23340625.550000001" table:style-name="ce17">
            <text:p>23.340.626<text:s/></text:p>
          </table:table-cell>
          <table:table-cell office:value-type="float" office:value="1448463.3600000001" table:style-name="ce17">
            <text:p>1.448.463<text:s/></text:p>
          </table:table-cell>
          <table:table-cell office:value-type="float" office:value="2025409.7" table:style-name="ce17">
            <text:p>2.025.410<text:s/></text:p>
          </table:table-cell>
          <table:table-cell office:value-type="float" office:value="803795765.80999994" table:style-name="ce17">
            <text:p>803.795.766<text:s/></text:p>
          </table:table-cell>
          <table:table-cell office:value-type="float" office:value="18366.509999999998" table:style-name="ce17">
            <text:p>18.367<text:s/></text:p>
          </table:table-cell>
          <table:table-cell office:value-type="float" office:value="1374434378.0799999" table:style-name="ce18">
            <text:p>1.374.434.3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603501.34" table:style-name="ce17">
            <text:p>11.603.501<text:s/></text:p>
          </table:table-cell>
          <table:table-cell office:value-type="float" office:value="58871755.369999997" table:style-name="ce17">
            <text:p>58.871.755<text:s/></text:p>
          </table:table-cell>
          <table:table-cell office:value-type="float" office:value="279064043.47000003" table:style-name="ce17">
            <text:p>279.064.043<text:s/></text:p>
          </table:table-cell>
          <table:table-cell office:value-type="float" office:value="8332791.2100000009" table:style-name="ce17">
            <text:p>8.332.791<text:s/></text:p>
          </table:table-cell>
          <table:table-cell office:value-type="float" office:value="466025253.66000003" table:style-name="ce17">
            <text:p>466.025.254<text:s/></text:p>
          </table:table-cell>
          <table:table-cell office:value-type="float" office:value="343327563.77000004" table:style-name="ce17">
            <text:p>343.327.564<text:s/></text:p>
          </table:table-cell>
          <table:table-cell office:value-type="float" office:value="556036009.95999992" table:style-name="ce17">
            <text:p>556.036.010<text:s/></text:p>
          </table:table-cell>
          <table:table-cell office:value-type="float" office:value="396217686.93999994" table:style-name="ce17">
            <text:p>396.217.687<text:s/></text:p>
          </table:table-cell>
          <table:table-cell office:value-type="float" office:value="267913806.37" table:style-name="ce17">
            <text:p>267.913.806<text:s/></text:p>
          </table:table-cell>
          <table:table-cell office:value-type="float" office:value="252749212.12" table:style-name="ce17">
            <text:p>252.749.212<text:s/></text:p>
          </table:table-cell>
          <table:table-cell office:value-type="float" office:value="1019592826.62" table:style-name="ce17">
            <text:p>1.019.592.827<text:s/></text:p>
          </table:table-cell>
          <table:table-cell office:value-type="float" office:value="104741514.17999999" table:style-name="ce17">
            <text:p>104.741.514<text:s/></text:p>
          </table:table-cell>
          <table:table-cell office:value-type="float" office:value="157310950.88" table:style-name="ce17">
            <text:p>157.310.951<text:s/></text:p>
          </table:table-cell>
          <table:table-cell office:value-type="float" office:value="160711335.65000001" table:style-name="ce17">
            <text:p>160.711.336<text:s/></text:p>
          </table:table-cell>
          <table:table-cell office:value-type="float" office:value="79026029.920000017" table:style-name="ce17">
            <text:p>79.026.030<text:s/></text:p>
          </table:table-cell>
          <table:table-cell office:value-type="float" office:value="443986146.94" table:style-name="ce17">
            <text:p>443.986.147<text:s/></text:p>
          </table:table-cell>
          <table:table-cell office:value-type="float" office:value="49012630.049999997" table:style-name="ce17">
            <text:p>49.012.630<text:s/></text:p>
          </table:table-cell>
          <table:table-cell office:value-type="float" office:value="1219312359.0599999" table:style-name="ce17">
            <text:p>1.219.312.359<text:s/></text:p>
          </table:table-cell>
          <table:table-cell office:value-type="float" office:value="4205023165.1800003" table:style-name="ce17">
            <text:p>4.205.023.165<text:s/></text:p>
          </table:table-cell>
          <table:table-cell office:value-type="float" office:value="81939670.589999989" table:style-name="ce17">
            <text:p>81.939.671<text:s/></text:p>
          </table:table-cell>
          <table:table-cell office:value-type="float" office:value="36038597.350000001" table:style-name="ce17">
            <text:p>36.038.597<text:s/></text:p>
          </table:table-cell>
          <table:table-cell office:value-type="float" office:value="10641329.119999999" table:style-name="ce17">
            <text:p>10.641.329<text:s/></text:p>
          </table:table-cell>
          <table:table-cell office:value-type="float" office:value="989379447.27999997" table:style-name="ce17">
            <text:p>989.379.447<text:s/></text:p>
          </table:table-cell>
          <table:table-cell office:value-type="float" office:value="1123267312.0599999" table:style-name="ce17">
            <text:p>1.123.267.312<text:s/></text:p>
          </table:table-cell>
          <table:table-cell office:value-type="float" office:value="43338469.390000001" table:style-name="ce17">
            <text:p>43.338.469<text:s/></text:p>
          </table:table-cell>
          <table:table-cell office:value-type="float" office:value="7377914740.75" table:style-name="ce17">
            <text:p>7.377.914.741<text:s/></text:p>
          </table:table-cell>
          <table:table-cell office:value-type="float" office:value="36459204.049999997" table:style-name="ce17">
            <text:p>36.459.204<text:s/></text:p>
          </table:table-cell>
          <table:table-cell office:value-type="float" office:value="19777837353.280003" table:style-name="ce18">
            <text:p>19.777.837.3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5226872.57" table:style-name="ce17">
            <text:p>5.226.873<text:s/></text:p>
          </table:table-cell>
          <table:table-cell office:value-type="float" office:value="17445876.460000001" table:style-name="ce17">
            <text:p>17.445.876<text:s/></text:p>
          </table:table-cell>
          <table:table-cell office:value-type="float" office:value="102256612.91" table:style-name="ce17">
            <text:p>102.256.613<text:s/></text:p>
          </table:table-cell>
          <table:table-cell office:value-type="float" office:value="4357952.43" table:style-name="ce17">
            <text:p>4.357.952<text:s/></text:p>
          </table:table-cell>
          <table:table-cell office:value-type="float" office:value="140992319.56" table:style-name="ce17">
            <text:p>140.992.320<text:s/></text:p>
          </table:table-cell>
          <table:table-cell office:value-type="float" office:value="109521091.15000001" table:style-name="ce17">
            <text:p>109.521.091<text:s/></text:p>
          </table:table-cell>
          <table:table-cell office:value-type="float" office:value="353205935.25999999" table:style-name="ce17">
            <text:p>353.205.935<text:s/></text:p>
          </table:table-cell>
          <table:table-cell office:value-type="float" office:value="113250559.66" table:style-name="ce17">
            <text:p>113.250.560<text:s/></text:p>
          </table:table-cell>
          <table:table-cell office:value-type="float" office:value="101914414.5" table:style-name="ce17">
            <text:p>101.914.415<text:s/></text:p>
          </table:table-cell>
          <table:table-cell office:value-type="float" office:value="60636821.590000004" table:style-name="ce17">
            <text:p>60.636.822<text:s/></text:p>
          </table:table-cell>
          <table:table-cell office:value-type="float" office:value="327320292.62" table:style-name="ce17">
            <text:p>327.320.293<text:s/></text:p>
          </table:table-cell>
          <table:table-cell office:value-type="float" office:value="40370570.700000003" table:style-name="ce17">
            <text:p>40.370.571<text:s/></text:p>
          </table:table-cell>
          <table:table-cell office:value-type="float" office:value="56906641.259999998" table:style-name="ce17">
            <text:p>56.906.641<text:s/></text:p>
          </table:table-cell>
          <table:table-cell office:value-type="float" office:value="67860640.709999993" table:style-name="ce17">
            <text:p>67.860.641<text:s/></text:p>
          </table:table-cell>
          <table:table-cell office:value-type="float" office:value="25498839.57" table:style-name="ce17">
            <text:p>25.498.840<text:s/></text:p>
          </table:table-cell>
          <table:table-cell office:value-type="float" office:value="129141080.79000001" table:style-name="ce17">
            <text:p>129.141.081<text:s/></text:p>
          </table:table-cell>
          <table:table-cell office:value-type="float" office:value="19707019.449999999" table:style-name="ce17">
            <text:p>19.707.019<text:s/></text:p>
          </table:table-cell>
          <table:table-cell office:value-type="float" office:value="323062657.52999997" table:style-name="ce17">
            <text:p>323.062.658<text:s/></text:p>
          </table:table-cell>
          <table:table-cell office:value-type="float" office:value="1041245738.8200001" table:style-name="ce17">
            <text:p>1.041.245.739<text:s/></text:p>
          </table:table-cell>
          <table:table-cell office:value-type="float" office:value="27635868.48" table:style-name="ce17">
            <text:p>27.635.868<text:s/></text:p>
          </table:table-cell>
          <table:table-cell office:value-type="float" office:value="15681684.4" table:style-name="ce17">
            <text:p>15.681.684<text:s/></text:p>
          </table:table-cell>
          <table:table-cell office:value-type="float" office:value="9348925.4499999993" table:style-name="ce17">
            <text:p>9.348.925<text:s/></text:p>
          </table:table-cell>
          <table:table-cell office:value-type="float" office:value="286055912.56999999" table:style-name="ce17">
            <text:p>286.055.913<text:s/></text:p>
          </table:table-cell>
          <table:table-cell office:value-type="float" office:value="288694741.63999999" table:style-name="ce17">
            <text:p>288.694.742<text:s/></text:p>
          </table:table-cell>
          <table:table-cell office:value-type="float" office:value="18501585.68" table:style-name="ce17">
            <text:p>18.501.586<text:s/></text:p>
          </table:table-cell>
          <table:table-cell office:value-type="float" office:value="2023114050.95" table:style-name="ce17">
            <text:p>2.023.114.051<text:s/></text:p>
          </table:table-cell>
          <table:table-cell office:value-type="float" office:value="16787524.82" table:style-name="ce17">
            <text:p>16.787.525<text:s/></text:p>
          </table:table-cell>
          <table:table-cell office:value-type="float" office:value="5725742231.5299997" table:style-name="ce18">
            <text:p>5.725.742.2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170" table:style-name="ce17">
            <text:p>2.170<text:s/></text:p>
          </table:table-cell>
          <table:table-cell office:value-type="float" office:value="13276.51" table:style-name="ce17">
            <text:p>13.277<text:s/></text:p>
          </table:table-cell>
          <table:table-cell office:value-type="float" office:value="39937.71" table:style-name="ce17">
            <text:p>39.938<text:s/></text:p>
          </table:table-cell>
          <table:table-cell office:value-type="float" office:value="3749.3" table:style-name="ce17">
            <text:p>3.749<text:s/></text:p>
          </table:table-cell>
          <table:table-cell office:value-type="float" office:value="438447.03" table:style-name="ce17">
            <text:p>438.447<text:s/></text:p>
          </table:table-cell>
          <table:table-cell office:value-type="float" office:value="3718122.33" table:style-name="ce17">
            <text:p>3.718.122<text:s/></text:p>
          </table:table-cell>
          <table:table-cell office:value-type="float" office:value="49312358.93" table:style-name="ce17">
            <text:p>49.312.359<text:s/></text:p>
          </table:table-cell>
          <table:table-cell office:value-type="float" office:value="913715.25" table:style-name="ce17">
            <text:p>913.715<text:s/></text:p>
          </table:table-cell>
          <table:table-cell office:value-type="float" office:value="73738.78" table:style-name="ce17">
            <text:p>73.739<text:s/></text:p>
          </table:table-cell>
          <table:table-cell office:value-type="float" office:value="4550.5600000000004" table:style-name="ce17">
            <text:p>4.551<text:s/></text:p>
          </table:table-cell>
          <table:table-cell office:value-type="float" office:value="5949590.5899999999" table:style-name="ce17">
            <text:p>5.949.591<text:s/></text:p>
          </table:table-cell>
          <table:table-cell office:value-type="float" office:value="1478.02" table:style-name="ce17">
            <text:p>1.478<text:s/></text:p>
          </table:table-cell>
          <table:table-cell office:value-type="float" office:value="34178.61" table:style-name="ce17">
            <text:p>34.179<text:s/></text:p>
          </table:table-cell>
          <table:table-cell office:value-type="float" office:value="2032446.68" table:style-name="ce17">
            <text:p>2.032.447<text:s/></text:p>
          </table:table-cell>
          <table:table-cell office:value-type="float" office:value="4393.05" table:style-name="ce17">
            <text:p>4.393<text:s/></text:p>
          </table:table-cell>
          <table:table-cell office:value-type="float" office:value="1097419.53" table:style-name="ce17">
            <text:p>1.097.420<text:s/></text:p>
          </table:table-cell>
          <table:table-cell office:value-type="float" office:value="6351.38" table:style-name="ce17">
            <text:p>6.351<text:s/></text:p>
          </table:table-cell>
          <table:table-cell office:value-type="float" office:value="2055657.8" table:style-name="ce17">
            <text:p>2.055.658<text:s/></text:p>
          </table:table-cell>
          <table:table-cell office:value-type="float" office:value="24444858.559999999" table:style-name="ce17">
            <text:p>24.444.859<text:s/></text:p>
          </table:table-cell>
          <table:table-cell office:value-type="float" office:value="11698.59" table:style-name="ce17">
            <text:p>11.699<text:s/></text:p>
          </table:table-cell>
          <table:table-cell office:value-type="float" office:value="32641.54" table:style-name="ce17">
            <text:p>32.642<text:s/></text:p>
          </table:table-cell>
          <table:table-cell office:value-type="float" office:value="5415.95" table:style-name="ce17">
            <text:p>5.416<text:s/></text:p>
          </table:table-cell>
          <table:table-cell office:value-type="float" office:value="4251487" table:style-name="ce17">
            <text:p>4.251.487<text:s/></text:p>
          </table:table-cell>
          <table:table-cell office:value-type="float" office:value="236215.34" table:style-name="ce17">
            <text:p>236.215<text:s/></text:p>
          </table:table-cell>
          <table:table-cell office:value-type="float" office:value="343578.05" table:style-name="ce17">
            <text:p>343.578<text:s/></text:p>
          </table:table-cell>
          <table:table-cell office:value-type="float" office:value="129163841.69" table:style-name="ce17">
            <text:p>129.163.842<text:s/></text:p>
          </table:table-cell>
          <table:table-cell office:value-type="float" office:value="2280.59" table:style-name="ce17">
            <text:p>2.281<text:s/></text:p>
          </table:table-cell>
          <table:table-cell office:value-type="float" office:value="224193599.37000003" table:style-name="ce18">
            <text:p>224.193.5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224702.5699999994" table:style-name="ce17">
            <text:p>5.224.703<text:s/></text:p>
          </table:table-cell>
          <table:table-cell office:value-type="float" office:value="17432599.949999999" table:style-name="ce17">
            <text:p>17.432.600<text:s/></text:p>
          </table:table-cell>
          <table:table-cell office:value-type="float" office:value="102216675.19999999" table:style-name="ce17">
            <text:p>102.216.675<text:s/></text:p>
          </table:table-cell>
          <table:table-cell office:value-type="float" office:value="4354203.13" table:style-name="ce17">
            <text:p>4.354.203<text:s/></text:p>
          </table:table-cell>
          <table:table-cell office:value-type="float" office:value="140553872.53" table:style-name="ce17">
            <text:p>140.553.873<text:s/></text:p>
          </table:table-cell>
          <table:table-cell office:value-type="float" office:value="105802968.81999999" table:style-name="ce17">
            <text:p>105.802.969<text:s/></text:p>
          </table:table-cell>
          <table:table-cell office:value-type="float" office:value="303893576.32999998" table:style-name="ce17">
            <text:p>303.893.576<text:s/></text:p>
          </table:table-cell>
          <table:table-cell office:value-type="float" office:value="112336844.41" table:style-name="ce17">
            <text:p>112.336.844<text:s/></text:p>
          </table:table-cell>
          <table:table-cell office:value-type="float" office:value="101840675.72" table:style-name="ce17">
            <text:p>101.840.676<text:s/></text:p>
          </table:table-cell>
          <table:table-cell office:value-type="float" office:value="60632271.030000001" table:style-name="ce17">
            <text:p>60.632.271<text:s/></text:p>
          </table:table-cell>
          <table:table-cell office:value-type="float" office:value="321370702.02999997" table:style-name="ce17">
            <text:p>321.370.702<text:s/></text:p>
          </table:table-cell>
          <table:table-cell office:value-type="float" office:value="40369092.68" table:style-name="ce17">
            <text:p>40.369.093<text:s/></text:p>
          </table:table-cell>
          <table:table-cell office:value-type="float" office:value="56872462.650000006" table:style-name="ce17">
            <text:p>56.872.463<text:s/></text:p>
          </table:table-cell>
          <table:table-cell office:value-type="float" office:value="65828194.029999994" table:style-name="ce17">
            <text:p>65.828.194<text:s/></text:p>
          </table:table-cell>
          <table:table-cell office:value-type="float" office:value="25494446.52" table:style-name="ce17">
            <text:p>25.494.447<text:s/></text:p>
          </table:table-cell>
          <table:table-cell office:value-type="float" office:value="128043661.26000001" table:style-name="ce17">
            <text:p>128.043.661<text:s/></text:p>
          </table:table-cell>
          <table:table-cell office:value-type="float" office:value="19700668.07" table:style-name="ce17">
            <text:p>19.700.668<text:s/></text:p>
          </table:table-cell>
          <table:table-cell office:value-type="float" office:value="321006999.72999996" table:style-name="ce17">
            <text:p>321.007.000<text:s/></text:p>
          </table:table-cell>
          <table:table-cell office:value-type="float" office:value="1016800880.26" table:style-name="ce17">
            <text:p>1.016.800.880<text:s/></text:p>
          </table:table-cell>
          <table:table-cell office:value-type="float" office:value="27624169.890000001" table:style-name="ce17">
            <text:p>27.624.170<text:s/></text:p>
          </table:table-cell>
          <table:table-cell office:value-type="float" office:value="15649042.859999999" table:style-name="ce17">
            <text:p>15.649.043<text:s/></text:p>
          </table:table-cell>
          <table:table-cell office:value-type="float" office:value="9343509.5" table:style-name="ce17">
            <text:p>9.343.510<text:s/></text:p>
          </table:table-cell>
          <table:table-cell office:value-type="float" office:value="281804425.57000005" table:style-name="ce17">
            <text:p>281.804.426<text:s/></text:p>
          </table:table-cell>
          <table:table-cell office:value-type="float" office:value="288458526.30000001" table:style-name="ce17">
            <text:p>288.458.526<text:s/></text:p>
          </table:table-cell>
          <table:table-cell office:value-type="float" office:value="18158007.629999999" table:style-name="ce17">
            <text:p>18.158.008<text:s/></text:p>
          </table:table-cell>
          <table:table-cell office:value-type="float" office:value="1893950209.26" table:style-name="ce17">
            <text:p>1.893.950.209<text:s/></text:p>
          </table:table-cell>
          <table:table-cell office:value-type="float" office:value="16785244.23" table:style-name="ce17">
            <text:p>16.785.244<text:s/></text:p>
          </table:table-cell>
          <table:table-cell office:value-type="float" office:value="5501548632.1599998" table:style-name="ce18">
            <text:p>5.501.548.6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4342365.28" table:style-name="ce17">
            <text:p>4.342.365<text:s/></text:p>
          </table:table-cell>
          <table:table-cell office:value-type="float" office:value="13059697.59" table:style-name="ce17">
            <text:p>13.059.698<text:s/></text:p>
          </table:table-cell>
          <table:table-cell office:value-type="float" office:value="141412129.63" table:style-name="ce17">
            <text:p>141.412.130<text:s/></text:p>
          </table:table-cell>
          <table:table-cell office:value-type="float" office:value="2255687.5099999998" table:style-name="ce17">
            <text:p>2.255.688<text:s/></text:p>
          </table:table-cell>
          <table:table-cell office:value-type="float" office:value="117574840.98" table:style-name="ce17">
            <text:p>117.574.841<text:s/></text:p>
          </table:table-cell>
          <table:table-cell office:value-type="float" office:value="107125034.76000001" table:style-name="ce17">
            <text:p>107.125.035<text:s/></text:p>
          </table:table-cell>
          <table:table-cell office:value-type="float" office:value="381347642.43000001" table:style-name="ce17">
            <text:p>381.347.642<text:s/></text:p>
          </table:table-cell>
          <table:table-cell office:value-type="float" office:value="68156236.989999995" table:style-name="ce17">
            <text:p>68.156.237<text:s/></text:p>
          </table:table-cell>
          <table:table-cell office:value-type="float" office:value="92492811.400000006" table:style-name="ce17">
            <text:p>92.492.811<text:s/></text:p>
          </table:table-cell>
          <table:table-cell office:value-type="float" office:value="24872608.039999999" table:style-name="ce17">
            <text:p>24.872.608<text:s/></text:p>
          </table:table-cell>
          <table:table-cell office:value-type="float" office:value="354087894.81999999" table:style-name="ce17">
            <text:p>354.087.895<text:s/></text:p>
          </table:table-cell>
          <table:table-cell office:value-type="float" office:value="36328876.280000001" table:style-name="ce17">
            <text:p>36.328.876<text:s/></text:p>
          </table:table-cell>
          <table:table-cell office:value-type="float" office:value="63097025.469999999" table:style-name="ce17">
            <text:p>63.097.025<text:s/></text:p>
          </table:table-cell>
          <table:table-cell office:value-type="float" office:value="56362340.079999998" table:style-name="ce17">
            <text:p>56.362.340<text:s/></text:p>
          </table:table-cell>
          <table:table-cell office:value-type="float" office:value="26124201.289999999" table:style-name="ce17">
            <text:p>26.124.201<text:s/></text:p>
          </table:table-cell>
          <table:table-cell office:value-type="float" office:value="101447414.05" table:style-name="ce17">
            <text:p>101.447.414<text:s/></text:p>
          </table:table-cell>
          <table:table-cell office:value-type="float" office:value="18576940.949999999" table:style-name="ce17">
            <text:p>18.576.941<text:s/></text:p>
          </table:table-cell>
          <table:table-cell office:value-type="float" office:value="255403593.56999999" table:style-name="ce17">
            <text:p>255.403.594<text:s/></text:p>
          </table:table-cell>
          <table:table-cell office:value-type="float" office:value="958472890.22000003" table:style-name="ce17">
            <text:p>958.472.890<text:s/></text:p>
          </table:table-cell>
          <table:table-cell office:value-type="float" office:value="21763144.210000001" table:style-name="ce17">
            <text:p>21.763.144<text:s/></text:p>
          </table:table-cell>
          <table:table-cell office:value-type="float" office:value="11171264.18" table:style-name="ce17">
            <text:p>11.171.264<text:s/></text:p>
          </table:table-cell>
          <table:table-cell office:value-type="float" office:value="4037165.84" table:style-name="ce17">
            <text:p>4.037.166<text:s/></text:p>
          </table:table-cell>
          <table:table-cell office:value-type="float" office:value="255890033.94999999" table:style-name="ce17">
            <text:p>255.890.034<text:s/></text:p>
          </table:table-cell>
          <table:table-cell office:value-type="float" office:value="206550252.88999999" table:style-name="ce17">
            <text:p>206.550.253<text:s/></text:p>
          </table:table-cell>
          <table:table-cell office:value-type="float" office:value="16842208.359999999" table:style-name="ce17">
            <text:p>16.842.208<text:s/></text:p>
          </table:table-cell>
          <table:table-cell office:value-type="float" office:value="2733069334.3400002" table:style-name="ce17">
            <text:p>2.733.069.334<text:s/></text:p>
          </table:table-cell>
          <table:table-cell office:value-type="float" office:value="14685512.1" table:style-name="ce17">
            <text:p>14.685.512<text:s/></text:p>
          </table:table-cell>
          <table:table-cell office:value-type="float" office:value="6086549147.210001" table:style-name="ce18">
            <text:p>6.086.549.1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8531.82" table:style-name="ce17">
            <text:p>18.532<text:s/></text:p>
          </table:table-cell>
          <table:table-cell office:value-type="float" office:value="10618.45" table:style-name="ce17">
            <text:p>10.618<text:s/></text:p>
          </table:table-cell>
          <table:table-cell office:value-type="float" office:value="217398.45" table:style-name="ce17">
            <text:p>217.3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53692.54" table:style-name="ce17">
            <text:p>1.153.693<text:s/></text:p>
          </table:table-cell>
          <table:table-cell office:value-type="float" office:value="10624281.92" table:style-name="ce17">
            <text:p>10.624.282<text:s/></text:p>
          </table:table-cell>
          <table:table-cell office:value-type="float" office:value="204270994.19" table:style-name="ce17">
            <text:p>204.270.994<text:s/></text:p>
          </table:table-cell>
          <table:table-cell office:value-type="float" office:value="3707054.19" table:style-name="ce17">
            <text:p>3.707.054<text:s/></text:p>
          </table:table-cell>
          <table:table-cell office:value-type="float" office:value="670457.81999999995" table:style-name="ce17">
            <text:p>670.458<text:s/></text:p>
          </table:table-cell>
          <table:table-cell office:value-type="float" office:value="805.74" table:style-name="ce17">
            <text:p>806<text:s/></text:p>
          </table:table-cell>
          <table:table-cell office:value-type="float" office:value="5593746.4699999997" table:style-name="ce17">
            <text:p>5.593.746<text:s/></text:p>
          </table:table-cell>
          <table:table-cell office:value-type="float" office:value="178618.17" table:style-name="ce17">
            <text:p>178.618<text:s/></text:p>
          </table:table-cell>
          <table:table-cell office:value-type="float" office:value="445140.67" table:style-name="ce17">
            <text:p>445.141<text:s/></text:p>
          </table:table-cell>
          <table:table-cell office:value-type="float" office:value="9738680.8699999992" table:style-name="ce17">
            <text:p>9.738.681<text:s/></text:p>
          </table:table-cell>
          <table:table-cell office:value-type="float" office:value="26150.98" table:style-name="ce17">
            <text:p>26.151<text:s/></text:p>
          </table:table-cell>
          <table:table-cell office:value-type="float" office:value="3625994.14" table:style-name="ce17">
            <text:p>3.625.994<text:s/></text:p>
          </table:table-cell>
          <table:table-cell office:value-type="float" office:value="1463.47" table:style-name="ce17">
            <text:p>1.463<text:s/></text:p>
          </table:table-cell>
          <table:table-cell office:value-type="float" office:value="10443178.550000001" table:style-name="ce17">
            <text:p>10.443.179<text:s/></text:p>
          </table:table-cell>
          <table:table-cell office:value-type="float" office:value="92884215.969999999" table:style-name="ce17">
            <text:p>92.884.216<text:s/></text:p>
          </table:table-cell>
          <table:table-cell office:value-type="float" office:value="33894.86" table:style-name="ce17">
            <text:p>33.895<text:s/></text:p>
          </table:table-cell>
          <table:table-cell office:value-type="float" office:value="168078.24" table:style-name="ce17">
            <text:p>168.078<text:s/></text:p>
          </table:table-cell>
          <table:table-cell office:value-type="float" office:value="2112.85" table:style-name="ce17">
            <text:p>2.113<text:s/></text:p>
          </table:table-cell>
          <table:table-cell office:value-type="float" office:value="15318303.220000001" table:style-name="ce17">
            <text:p>15.318.303<text:s/></text:p>
          </table:table-cell>
          <table:table-cell office:value-type="float" office:value="1802511.01" table:style-name="ce17">
            <text:p>1.802.511<text:s/></text:p>
          </table:table-cell>
          <table:table-cell office:value-type="float" office:value="2438363.9500000002" table:style-name="ce17">
            <text:p>2.438.364<text:s/></text:p>
          </table:table-cell>
          <table:table-cell office:value-type="float" office:value="475745979.56999999" table:style-name="ce17">
            <text:p>475.745.980<text:s/></text:p>
          </table:table-cell>
          <table:table-cell office:value-type="float" office:value="19164.419999999998" table:style-name="ce17">
            <text:p>19.164<text:s/></text:p>
          </table:table-cell>
          <table:table-cell office:value-type="float" office:value="839139432.52999997" table:style-name="ce18">
            <text:p>839.139.4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4323833.46" table:style-name="ce17">
            <text:p>4.323.833<text:s/></text:p>
          </table:table-cell>
          <table:table-cell office:value-type="float" office:value="13049079.140000001" table:style-name="ce17">
            <text:p>13.049.079<text:s/></text:p>
          </table:table-cell>
          <table:table-cell office:value-type="float" office:value="141194731.18000001" table:style-name="ce17">
            <text:p>141.194.731<text:s/></text:p>
          </table:table-cell>
          <table:table-cell office:value-type="float" office:value="2255687.5100000002" table:style-name="ce17">
            <text:p>2.255.688<text:s/></text:p>
          </table:table-cell>
          <table:table-cell office:value-type="float" office:value="116421148.44" table:style-name="ce17">
            <text:p>116.421.148<text:s/></text:p>
          </table:table-cell>
          <table:table-cell office:value-type="float" office:value="96500752.839999989" table:style-name="ce17">
            <text:p>96.500.753<text:s/></text:p>
          </table:table-cell>
          <table:table-cell office:value-type="float" office:value="177076648.24000001" table:style-name="ce17">
            <text:p>177.076.648<text:s/></text:p>
          </table:table-cell>
          <table:table-cell office:value-type="float" office:value="64449182.799999997" table:style-name="ce17">
            <text:p>64.449.183<text:s/></text:p>
          </table:table-cell>
          <table:table-cell office:value-type="float" office:value="91822353.579999998" table:style-name="ce17">
            <text:p>91.822.354<text:s/></text:p>
          </table:table-cell>
          <table:table-cell office:value-type="float" office:value="24871802.299999997" table:style-name="ce17">
            <text:p>24.871.802<text:s/></text:p>
          </table:table-cell>
          <table:table-cell office:value-type="float" office:value="348494148.35000002" table:style-name="ce17">
            <text:p>348.494.148<text:s/></text:p>
          </table:table-cell>
          <table:table-cell office:value-type="float" office:value="36150258.109999999" table:style-name="ce17">
            <text:p>36.150.258<text:s/></text:p>
          </table:table-cell>
          <table:table-cell office:value-type="float" office:value="62651884.800000004" table:style-name="ce17">
            <text:p>62.651.885<text:s/></text:p>
          </table:table-cell>
          <table:table-cell office:value-type="float" office:value="46623659.210000001" table:style-name="ce17">
            <text:p>46.623.659<text:s/></text:p>
          </table:table-cell>
          <table:table-cell office:value-type="float" office:value="26098050.309999999" table:style-name="ce17">
            <text:p>26.098.050<text:s/></text:p>
          </table:table-cell>
          <table:table-cell office:value-type="float" office:value="97821419.910000011" table:style-name="ce17">
            <text:p>97.821.420<text:s/></text:p>
          </table:table-cell>
          <table:table-cell office:value-type="float" office:value="18575477.48" table:style-name="ce17">
            <text:p>18.575.477<text:s/></text:p>
          </table:table-cell>
          <table:table-cell office:value-type="float" office:value="244960415.02000001" table:style-name="ce17">
            <text:p>244.960.415<text:s/></text:p>
          </table:table-cell>
          <table:table-cell office:value-type="float" office:value="865588674.25" table:style-name="ce17">
            <text:p>865.588.674<text:s/></text:p>
          </table:table-cell>
          <table:table-cell office:value-type="float" office:value="21729249.349999998" table:style-name="ce17">
            <text:p>21.729.249<text:s/></text:p>
          </table:table-cell>
          <table:table-cell office:value-type="float" office:value="11003185.939999999" table:style-name="ce17">
            <text:p>11.003.186<text:s/></text:p>
          </table:table-cell>
          <table:table-cell office:value-type="float" office:value="4035052.9899999998" table:style-name="ce17">
            <text:p>4.035.053<text:s/></text:p>
          </table:table-cell>
          <table:table-cell office:value-type="float" office:value="240571730.72999999" table:style-name="ce17">
            <text:p>240.571.731<text:s/></text:p>
          </table:table-cell>
          <table:table-cell office:value-type="float" office:value="204747741.88" table:style-name="ce17">
            <text:p>204.747.742<text:s/></text:p>
          </table:table-cell>
          <table:table-cell office:value-type="float" office:value="14403844.41" table:style-name="ce17">
            <text:p>14.403.844<text:s/></text:p>
          </table:table-cell>
          <table:table-cell office:value-type="float" office:value="2257323354.77" table:style-name="ce17">
            <text:p>2.257.323.355<text:s/></text:p>
          </table:table-cell>
          <table:table-cell office:value-type="float" office:value="14666347.68" table:style-name="ce17">
            <text:p>14.666.348<text:s/></text:p>
          </table:table-cell>
          <table:table-cell office:value-type="float" office:value="5247409714.6800003" table:style-name="ce18">
            <text:p>5.247.409.7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10564.24" table:style-name="ce17">
            <text:p>10.564<text:s/></text:p>
          </table:table-cell>
          <table:table-cell office:value-type="float" office:value="4184059" table:style-name="ce17">
            <text:p>4.184.0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80252" table:style-name="ce17">
            <text:p>4.480.25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68042.5699999998" table:style-name="ce17">
            <text:p>2.368.0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61557.15" table:style-name="ce17">
            <text:p>10.861.557<text:s/></text:p>
          </table:table-cell>
          <table:table-cell office:value-type="float" office:value="182.9" table:style-name="ce17">
            <text:p>183<text:s/></text:p>
          </table:table-cell>
          <table:table-cell office:value-type="float" office:value="111212.4" table:style-name="ce17">
            <text:p>111.212<text:s/></text:p>
          </table:table-cell>
          <table:table-cell office:value-type="float" office:value="193059.31" table:style-name="ce17">
            <text:p>193.059<text:s/></text:p>
          </table:table-cell>
          <table:table-cell office:value-type="float" office:value="3357134.41" table:style-name="ce17">
            <text:p>3.357.1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068441.5899999999" table:style-name="ce17">
            <text:p>8.068.4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314736.3300000001" table:style-name="ce17">
            <text:p>8.314.736<text:s/></text:p>
          </table:table-cell>
          <table:table-cell office:value-type="float" office:value="188330705.05000001" table:style-name="ce17">
            <text:p>188.330.7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67745.88" table:style-name="ce17">
            <text:p>3.667.7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207608.359999999" table:style-name="ce17">
            <text:p>11.207.6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5155301.19" table:style-name="ce18">
            <text:p>245.155.3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15610576.369999999" table:style-name="ce17">
            <text:p>15.610.576<text:s/></text:p>
          </table:table-cell>
          <table:table-cell office:value-type="float" office:value="43873208.640000001" table:style-name="ce17">
            <text:p>43.873.209<text:s/></text:p>
          </table:table-cell>
          <table:table-cell office:value-type="float" office:value="48247609.75" table:style-name="ce17">
            <text:p>48.247.610<text:s/></text:p>
          </table:table-cell>
          <table:table-cell office:value-type="float" office:value="22865188.109999999" table:style-name="ce17">
            <text:p>22.865.188<text:s/></text:p>
          </table:table-cell>
          <table:table-cell office:value-type="float" office:value="118636063.5" table:style-name="ce17">
            <text:p>118.636.064<text:s/></text:p>
          </table:table-cell>
          <table:table-cell office:value-type="float" office:value="90098543" table:style-name="ce17">
            <text:p>90.098.543<text:s/></text:p>
          </table:table-cell>
          <table:table-cell office:value-type="float" office:value="2075944715.02" table:style-name="ce17">
            <text:p>2.075.944.715<text:s/></text:p>
          </table:table-cell>
          <table:table-cell office:value-type="float" office:value="50018511.43" table:style-name="ce17">
            <text:p>50.018.511<text:s/></text:p>
          </table:table-cell>
          <table:table-cell office:value-type="float" office:value="77277930.140000001" table:style-name="ce17">
            <text:p>77.277.930<text:s/></text:p>
          </table:table-cell>
          <table:table-cell office:value-type="float" office:value="54247036.770000003" table:style-name="ce17">
            <text:p>54.247.037<text:s/></text:p>
          </table:table-cell>
          <table:table-cell office:value-type="float" office:value="282245679.01999998" table:style-name="ce17">
            <text:p>282.245.679<text:s/></text:p>
          </table:table-cell>
          <table:table-cell office:value-type="float" office:value="43108825.969999999" table:style-name="ce17">
            <text:p>43.108.826<text:s/></text:p>
          </table:table-cell>
          <table:table-cell office:value-type="float" office:value="34053167.439999998" table:style-name="ce17">
            <text:p>34.053.167<text:s/></text:p>
          </table:table-cell>
          <table:table-cell office:value-type="float" office:value="85174002.680000007" table:style-name="ce17">
            <text:p>85.174.003<text:s/></text:p>
          </table:table-cell>
          <table:table-cell office:value-type="float" office:value="94300348.219999999" table:style-name="ce17">
            <text:p>94.300.348<text:s/></text:p>
          </table:table-cell>
          <table:table-cell office:value-type="float" office:value="127938107.34" table:style-name="ce17">
            <text:p>127.938.107<text:s/></text:p>
          </table:table-cell>
          <table:table-cell office:value-type="float" office:value="42265455.189999998" table:style-name="ce17">
            <text:p>42.265.455<text:s/></text:p>
          </table:table-cell>
          <table:table-cell office:value-type="float" office:value="123615803.16" table:style-name="ce17">
            <text:p>123.615.803<text:s/></text:p>
          </table:table-cell>
          <table:table-cell office:value-type="float" office:value="498560337.11000001" table:style-name="ce17">
            <text:p>498.560.337<text:s/></text:p>
          </table:table-cell>
          <table:table-cell office:value-type="float" office:value="74356345.900000006" table:style-name="ce17">
            <text:p>74.356.346<text:s/></text:p>
          </table:table-cell>
          <table:table-cell office:value-type="float" office:value="47490369.689999998" table:style-name="ce17">
            <text:p>47.490.370<text:s/></text:p>
          </table:table-cell>
          <table:table-cell office:value-type="float" office:value="26786713.829999998" table:style-name="ce17">
            <text:p>26.786.714<text:s/></text:p>
          </table:table-cell>
          <table:table-cell office:value-type="float" office:value="223785813.75999999" table:style-name="ce17">
            <text:p>223.785.814<text:s/></text:p>
          </table:table-cell>
          <table:table-cell office:value-type="float" office:value="102760764.7" table:style-name="ce17">
            <text:p>102.760.765<text:s/></text:p>
          </table:table-cell>
          <table:table-cell office:value-type="float" office:value="35461021.210000001" table:style-name="ce17">
            <text:p>35.461.021<text:s/></text:p>
          </table:table-cell>
          <table:table-cell office:value-type="float" office:value="267558777.97999999" table:style-name="ce17">
            <text:p>267.558.778<text:s/></text:p>
          </table:table-cell>
          <table:table-cell office:value-type="float" office:value="20215463.800000001" table:style-name="ce17">
            <text:p>20.215.464<text:s/></text:p>
          </table:table-cell>
          <table:table-cell office:value-type="float" office:value="4726496379.7299986" table:style-name="ce18">
            <text:p>4.726.496.3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809038.00000000012" table:style-name="ce17">
            <text:p>809.038<text:s/></text:p>
          </table:table-cell>
          <table:table-cell office:value-type="float" office:value="1307887.0900000001" table:style-name="ce17">
            <text:p>1.307.887<text:s/></text:p>
          </table:table-cell>
          <table:table-cell office:value-type="float" office:value="16810457.280000001" table:style-name="ce17">
            <text:p>16.810.457<text:s/></text:p>
          </table:table-cell>
          <table:table-cell office:value-type="float" office:value="290595.77" table:style-name="ce17">
            <text:p>290.596<text:s/></text:p>
          </table:table-cell>
          <table:table-cell office:value-type="float" office:value="11297738.659999998" table:style-name="ce17">
            <text:p>11.297.739<text:s/></text:p>
          </table:table-cell>
          <table:table-cell office:value-type="float" office:value="10689903.989999998" table:style-name="ce17">
            <text:p>10.689.904<text:s/></text:p>
          </table:table-cell>
          <table:table-cell office:value-type="float" office:value="489622689.14999992" table:style-name="ce17">
            <text:p>489.622.689<text:s/></text:p>
          </table:table-cell>
          <table:table-cell office:value-type="float" office:value="18489108.73" table:style-name="ce17">
            <text:p>18.489.109<text:s/></text:p>
          </table:table-cell>
          <table:table-cell office:value-type="float" office:value="25242625.529999997" table:style-name="ce17">
            <text:p>25.242.626<text:s/></text:p>
          </table:table-cell>
          <table:table-cell office:value-type="float" office:value="32952642.68" table:style-name="ce17">
            <text:p>32.952.643<text:s/></text:p>
          </table:table-cell>
          <table:table-cell office:value-type="float" office:value="8641898.5700000003" table:style-name="ce17">
            <text:p>8.641.899<text:s/></text:p>
          </table:table-cell>
          <table:table-cell office:value-type="float" office:value="3579184.7700000005" table:style-name="ce17">
            <text:p>3.579.185<text:s/></text:p>
          </table:table-cell>
          <table:table-cell office:value-type="float" office:value="6403922.2000000002" table:style-name="ce17">
            <text:p>6.403.922<text:s/></text:p>
          </table:table-cell>
          <table:table-cell office:value-type="float" office:value="3644861.18" table:style-name="ce17">
            <text:p>3.644.861<text:s/></text:p>
          </table:table-cell>
          <table:table-cell office:value-type="float" office:value="2116364.91" table:style-name="ce17">
            <text:p>2.116.365<text:s/></text:p>
          </table:table-cell>
          <table:table-cell office:value-type="float" office:value="12276065.869999999" table:style-name="ce17">
            <text:p>12.276.066<text:s/></text:p>
          </table:table-cell>
          <table:table-cell office:value-type="float" office:value="1542442.6300000001" table:style-name="ce17">
            <text:p>1.542.443<text:s/></text:p>
          </table:table-cell>
          <table:table-cell office:value-type="float" office:value="43079574.340000004" table:style-name="ce17">
            <text:p>43.079.574<text:s/></text:p>
          </table:table-cell>
          <table:table-cell office:value-type="float" office:value="578976190.89999998" table:style-name="ce17">
            <text:p>578.976.191<text:s/></text:p>
          </table:table-cell>
          <table:table-cell office:value-type="float" office:value="1942528.08" table:style-name="ce17">
            <text:p>1.942.528<text:s/></text:p>
          </table:table-cell>
          <table:table-cell office:value-type="float" office:value="2102713.46" table:style-name="ce17">
            <text:p>2.102.713<text:s/></text:p>
          </table:table-cell>
          <table:table-cell office:value-type="float" office:value="657332.52" table:style-name="ce17">
            <text:p>657.333<text:s/></text:p>
          </table:table-cell>
          <table:table-cell office:value-type="float" office:value="28134021.129999999" table:style-name="ce17">
            <text:p>28.134.021<text:s/></text:p>
          </table:table-cell>
          <table:table-cell office:value-type="float" office:value="25473518.170000002" table:style-name="ce17">
            <text:p>25.473.518<text:s/></text:p>
          </table:table-cell>
          <table:table-cell office:value-type="float" office:value="1328584.3199999998" table:style-name="ce17">
            <text:p>1.328.584<text:s/></text:p>
          </table:table-cell>
          <table:table-cell office:value-type="float" office:value="652080020.74000013" table:style-name="ce17">
            <text:p>652.080.021<text:s/></text:p>
          </table:table-cell>
          <table:table-cell office:value-type="float" office:value="945009.91" table:style-name="ce17">
            <text:p>945.010<text:s/></text:p>
          </table:table-cell>
          <table:table-cell office:value-type="float" office:value="1980436920.5800002" table:style-name="ce18">
            <text:p>1.980.436.921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6210762.769999996" table:style-name="ce21">
            <text:p>66.210.763<text:s/></text:p>
          </table:table-cell>
          <table:table-cell office:value-type="float" office:value="235643628.93000001" table:style-name="ce21">
            <text:p>235.643.629<text:s/></text:p>
          </table:table-cell>
          <table:table-cell office:value-type="float" office:value="978365166.52999997" table:style-name="ce21">
            <text:p>978.365.167<text:s/></text:p>
          </table:table-cell>
          <table:table-cell office:value-type="float" office:value="56403800.439999998" table:style-name="ce21">
            <text:p>56.403.800<text:s/></text:p>
          </table:table-cell>
          <table:table-cell office:value-type="float" office:value="1598448237.8899999" table:style-name="ce21">
            <text:p>1.598.448.238<text:s/></text:p>
          </table:table-cell>
          <table:table-cell office:value-type="float" office:value="1173697376.6100001" table:style-name="ce21">
            <text:p>1.173.697.377<text:s/></text:p>
          </table:table-cell>
          <table:table-cell office:value-type="float" office:value="10795928895.030001" table:style-name="ce21">
            <text:p>10.795.928.895<text:s/></text:p>
          </table:table-cell>
          <table:table-cell office:value-type="float" office:value="1363062033.6499999" table:style-name="ce21">
            <text:p>1.363.062.034<text:s/></text:p>
          </table:table-cell>
          <table:table-cell office:value-type="float" office:value="1144550251.8099999" table:style-name="ce21">
            <text:p>1.144.550.252<text:s/></text:p>
          </table:table-cell>
          <table:table-cell office:value-type="float" office:value="575338030.82000005" table:style-name="ce21">
            <text:p>575.338.031<text:s/></text:p>
          </table:table-cell>
          <table:table-cell office:value-type="float" office:value="4567018446.8100004" table:style-name="ce21">
            <text:p>4.567.018.447<text:s/></text:p>
          </table:table-cell>
          <table:table-cell office:value-type="float" office:value="472950783.76999998" table:style-name="ce21">
            <text:p>472.950.784<text:s/></text:p>
          </table:table-cell>
          <table:table-cell office:value-type="float" office:value="632321806.81999993" table:style-name="ce21">
            <text:p>632.321.807<text:s/></text:p>
          </table:table-cell>
          <table:table-cell office:value-type="float" office:value="686508586.27999997" table:style-name="ce21">
            <text:p>686.508.586<text:s/></text:p>
          </table:table-cell>
          <table:table-cell office:value-type="float" office:value="401615954.96999997" table:style-name="ce21">
            <text:p>401.615.955<text:s/></text:p>
          </table:table-cell>
          <table:table-cell office:value-type="float" office:value="1521782094.8399999" table:style-name="ce21">
            <text:p>1.521.782.095<text:s/></text:p>
          </table:table-cell>
          <table:table-cell office:value-type="float" office:value="231287671.73000002" table:style-name="ce21">
            <text:p>231.287.672<text:s/></text:p>
          </table:table-cell>
          <table:table-cell office:value-type="float" office:value="4084724200.1099997" table:style-name="ce21">
            <text:p>4.084.724.200<text:s/></text:p>
          </table:table-cell>
          <table:table-cell office:value-type="float" office:value="13493716456.02" table:style-name="ce21">
            <text:p>13.493.716.456<text:s/></text:p>
          </table:table-cell>
          <table:table-cell office:value-type="float" office:value="359260843.33000004" table:style-name="ce21">
            <text:p>359.260.843<text:s/></text:p>
          </table:table-cell>
          <table:table-cell office:value-type="float" office:value="196117224.75999999" table:style-name="ce21">
            <text:p>196.117.225<text:s/></text:p>
          </table:table-cell>
          <table:table-cell office:value-type="float" office:value="74687600.189999998" table:style-name="ce21">
            <text:p>74.687.600<text:s/></text:p>
          </table:table-cell>
          <table:table-cell office:value-type="float" office:value="3806959321.1599998" table:style-name="ce21">
            <text:p>3.806.959.321<text:s/></text:p>
          </table:table-cell>
          <table:table-cell office:value-type="float" office:value="3713853344.6500001" table:style-name="ce21">
            <text:p>3.713.853.345<text:s/></text:p>
          </table:table-cell>
          <table:table-cell office:value-type="float" office:value="219889548.03999999" table:style-name="ce21">
            <text:p>219.889.548<text:s/></text:p>
          </table:table-cell>
          <table:table-cell office:value-type="float" office:value="35302930609.07" table:style-name="ce21">
            <text:p>35.302.930.609<text:s/></text:p>
          </table:table-cell>
          <table:table-cell office:value-type="float" office:value="142180987.61000001" table:style-name="ce21">
            <text:p>142.180.988<text:s/></text:p>
          </table:table-cell>
          <table:table-cell office:value-type="float" office:value="87895453664.639999" table:style-name="ce22">
            <text:p>87.895.453.665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24555082.75297321" table:style-name="ce25">
            <text:p>124.555.083<text:s/></text:p>
          </table:table-cell>
          <table:table-cell office:value-type="float" office:value="286795671.21823061" table:style-name="ce25">
            <text:p>286.795.671<text:s/></text:p>
          </table:table-cell>
          <table:table-cell office:value-type="float" office:value="352404541.26859349" table:style-name="ce25">
            <text:p>352.404.541<text:s/></text:p>
          </table:table-cell>
          <table:table-cell office:value-type="float" office:value="79060042.409941748" table:style-name="ce25">
            <text:p>79.060.042<text:s/></text:p>
          </table:table-cell>
          <table:table-cell office:value-type="float" office:value="1580944381.3358438" table:style-name="ce25">
            <text:p>1.580.944.381<text:s/></text:p>
          </table:table-cell>
          <table:table-cell office:value-type="float" office:value="983902270.30889559" table:style-name="ce25">
            <text:p>983.902.270<text:s/></text:p>
          </table:table-cell>
          <table:table-cell office:value-type="float" office:value="875388096.20117116" table:style-name="ce25">
            <text:p>875.388.096<text:s/></text:p>
          </table:table-cell>
          <table:table-cell office:value-type="float" office:value="725295473.73248434" table:style-name="ce25">
            <text:p>725.295.474<text:s/></text:p>
          </table:table-cell>
          <table:table-cell office:value-type="float" office:value="746313944.41488814" table:style-name="ce25">
            <text:p>746.313.944<text:s/></text:p>
          </table:table-cell>
          <table:table-cell office:value-type="float" office:value="463750642.97578019" table:style-name="ce25">
            <text:p>463.750.643<text:s/></text:p>
          </table:table-cell>
          <table:table-cell office:value-type="float" office:value="3593274064.5475879" table:style-name="ce25">
            <text:p>3.593.274.065<text:s/></text:p>
          </table:table-cell>
          <table:table-cell office:value-type="float" office:value="471255780.86284369" table:style-name="ce25">
            <text:p>471.255.781<text:s/></text:p>
          </table:table-cell>
          <table:table-cell office:value-type="float" office:value="692045320.31211066" table:style-name="ce25">
            <text:p>692.045.320<text:s/></text:p>
          </table:table-cell>
          <table:table-cell office:value-type="float" office:value="865840975.97577214" table:style-name="ce25">
            <text:p>865.840.976<text:s/></text:p>
          </table:table-cell>
          <table:table-cell office:value-type="float" office:value="492564392.55880207" table:style-name="ce25">
            <text:p>492.564.393<text:s/></text:p>
          </table:table-cell>
          <table:table-cell office:value-type="float" office:value="1072904025.0010949" table:style-name="ce25">
            <text:p>1.072.904.025<text:s/></text:p>
          </table:table-cell>
          <table:table-cell office:value-type="float" office:value="368870738.459387" table:style-name="ce25">
            <text:p>368.870.738<text:s/></text:p>
          </table:table-cell>
          <table:table-cell office:value-type="float" office:value="2233121418.025547" table:style-name="ce25">
            <text:p>2.233.121.418<text:s/></text:p>
          </table:table-cell>
          <table:table-cell office:value-type="float" office:value="2800217152.8338389" table:style-name="ce25">
            <text:p>2.800.217.153<text:s/></text:p>
          </table:table-cell>
          <table:table-cell office:value-type="float" office:value="395989588.10958517" table:style-name="ce25">
            <text:p>395.989.588<text:s/></text:p>
          </table:table-cell>
          <table:table-cell office:value-type="float" office:value="178864762.46196625" table:style-name="ce25">
            <text:p>178.864.762<text:s/></text:p>
          </table:table-cell>
          <table:table-cell office:value-type="float" office:value="92952637.984156191" table:style-name="ce25">
            <text:p>92.952.638<text:s/></text:p>
          </table:table-cell>
          <table:table-cell office:value-type="float" office:value="2160697671.6005964" table:style-name="ce25">
            <text:p>2.160.697.672<text:s/></text:p>
          </table:table-cell>
          <table:table-cell office:value-type="float" office:value="1695759524.3565922" table:style-name="ce25">
            <text:p>1.695.759.524<text:s/></text:p>
          </table:table-cell>
          <table:table-cell office:value-type="float" office:value="283614833.06741744" table:style-name="ce25">
            <text:p>283.614.833<text:s/></text:p>
          </table:table-cell>
          <table:table-cell office:value-type="float" office:value="10997123956.252119" table:style-name="ce25">
            <text:p>10.997.123.956<text:s/></text:p>
          </table:table-cell>
          <table:table-cell office:value-type="float" office:value="232158839.65177155" table:style-name="ce25">
            <text:p>232.158.840<text:s/></text:p>
          </table:table-cell>
          <table:table-cell office:value-type="float" office:value="34845665828.679993" table:style-name="ce26">
            <text:p>34.845.665.829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90765845.52297321" table:style-name="ce21">
            <text:p>190.765.846<text:s/></text:p>
          </table:table-cell>
          <table:table-cell office:value-type="float" office:value="522439300.14823061" table:style-name="ce21">
            <text:p>522.439.300<text:s/></text:p>
          </table:table-cell>
          <table:table-cell office:value-type="float" office:value="1330769707.7985935" table:style-name="ce21">
            <text:p>1.330.769.708<text:s/></text:p>
          </table:table-cell>
          <table:table-cell office:value-type="float" office:value="135463842.84994173" table:style-name="ce21">
            <text:p>135.463.843<text:s/></text:p>
          </table:table-cell>
          <table:table-cell office:value-type="float" office:value="3179392619.2258434" table:style-name="ce21">
            <text:p>3.179.392.619<text:s/></text:p>
          </table:table-cell>
          <table:table-cell office:value-type="float" office:value="2157599646.9188957" table:style-name="ce21">
            <text:p>2.157.599.647<text:s/></text:p>
          </table:table-cell>
          <table:table-cell office:value-type="float" office:value="11671316991.231173" table:style-name="ce21">
            <text:p>11.671.316.991<text:s/></text:p>
          </table:table-cell>
          <table:table-cell office:value-type="float" office:value="2088357507.3824842" table:style-name="ce21">
            <text:p>2.088.357.507<text:s/></text:p>
          </table:table-cell>
          <table:table-cell office:value-type="float" office:value="1890864196.2248881" table:style-name="ce21">
            <text:p>1.890.864.196<text:s/></text:p>
          </table:table-cell>
          <table:table-cell office:value-type="float" office:value="1039088673.7957802" table:style-name="ce21">
            <text:p>1.039.088.674<text:s/></text:p>
          </table:table-cell>
          <table:table-cell office:value-type="float" office:value="8160292511.3575878" table:style-name="ce21">
            <text:p>8.160.292.511<text:s/></text:p>
          </table:table-cell>
          <table:table-cell office:value-type="float" office:value="944206564.63284373" table:style-name="ce21">
            <text:p>944.206.565<text:s/></text:p>
          </table:table-cell>
          <table:table-cell office:value-type="float" office:value="1324367127.1321106" table:style-name="ce21">
            <text:p>1.324.367.127<text:s/></text:p>
          </table:table-cell>
          <table:table-cell office:value-type="float" office:value="1552349562.2557721" table:style-name="ce21">
            <text:p>1.552.349.562<text:s/></text:p>
          </table:table-cell>
          <table:table-cell office:value-type="float" office:value="894180347.52880204" table:style-name="ce21">
            <text:p>894.180.348<text:s/></text:p>
          </table:table-cell>
          <table:table-cell office:value-type="float" office:value="2594686119.841095" table:style-name="ce21">
            <text:p>2.594.686.120<text:s/></text:p>
          </table:table-cell>
          <table:table-cell office:value-type="float" office:value="600158410.18938708" table:style-name="ce21">
            <text:p>600.158.410<text:s/></text:p>
          </table:table-cell>
          <table:table-cell office:value-type="float" office:value="6317845618.1355467" table:style-name="ce21">
            <text:p>6.317.845.618<text:s/></text:p>
          </table:table-cell>
          <table:table-cell office:value-type="float" office:value="16293933608.85384" table:style-name="ce21">
            <text:p>16.293.933.609<text:s/></text:p>
          </table:table-cell>
          <table:table-cell office:value-type="float" office:value="755250431.43958521" table:style-name="ce21">
            <text:p>755.250.431<text:s/></text:p>
          </table:table-cell>
          <table:table-cell office:value-type="float" office:value="374981987.22196627" table:style-name="ce21">
            <text:p>374.981.987<text:s/></text:p>
          </table:table-cell>
          <table:table-cell office:value-type="float" office:value="167640238.17415619" table:style-name="ce21">
            <text:p>167.640.238<text:s/></text:p>
          </table:table-cell>
          <table:table-cell office:value-type="float" office:value="5967656992.7605963" table:style-name="ce21">
            <text:p>5.967.656.993<text:s/></text:p>
          </table:table-cell>
          <table:table-cell office:value-type="float" office:value="5409612869.0065918" table:style-name="ce21">
            <text:p>5.409.612.869<text:s/></text:p>
          </table:table-cell>
          <table:table-cell office:value-type="float" office:value="503504381.10741746" table:style-name="ce21">
            <text:p>503.504.381<text:s/></text:p>
          </table:table-cell>
          <table:table-cell office:value-type="float" office:value="46300054565.322121" table:style-name="ce21">
            <text:p>46.300.054.565<text:s/></text:p>
          </table:table-cell>
          <table:table-cell office:value-type="float" office:value="374339827.26177156" table:style-name="ce21">
            <text:p>374.339.827<text:s/></text:p>
          </table:table-cell>
          <table:table-cell office:value-type="float" office:value="122741119493.31999" table:style-name="ce22">
            <text:p>122.741.119.493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08469.77780652884" table:style-name="ce27">
            <text:p>508.470<text:s/></text:p>
          </table:table-cell>
          <table:table-cell office:value-type="float" office:value="2337190.4976169695" table:style-name="ce27">
            <text:p>2.337.190<text:s/></text:p>
          </table:table-cell>
          <table:table-cell office:value-type="float" office:value="1667684.142053474" table:style-name="ce27">
            <text:p>1.667.684<text:s/></text:p>
          </table:table-cell>
          <table:table-cell office:value-type="float" office:value="647539.12056122022" table:style-name="ce27">
            <text:p>647.539<text:s/></text:p>
          </table:table-cell>
          <table:table-cell office:value-type="float" office:value="11058408.647730365" table:style-name="ce27">
            <text:p>11.058.409<text:s/></text:p>
          </table:table-cell>
          <table:table-cell office:value-type="float" office:value="24099629.277071543" table:style-name="ce27">
            <text:p>24.099.629<text:s/></text:p>
          </table:table-cell>
          <table:table-cell office:value-type="float" office:value="22598246.592620071" table:style-name="ce27">
            <text:p>22.598.247<text:s/></text:p>
          </table:table-cell>
          <table:table-cell office:value-type="float" office:value="5956667.1214107098" table:style-name="ce27">
            <text:p>5.956.667<text:s/></text:p>
          </table:table-cell>
          <table:table-cell office:value-type="float" office:value="7099222.3587511061" table:style-name="ce27">
            <text:p>7.099.222<text:s/></text:p>
          </table:table-cell>
          <table:table-cell office:value-type="float" office:value="2692535.0545463706" table:style-name="ce27">
            <text:p>2.692.535<text:s/></text:p>
          </table:table-cell>
          <table:table-cell office:value-type="float" office:value="34454570.193264596" table:style-name="ce27">
            <text:p>34.454.570<text:s/></text:p>
          </table:table-cell>
          <table:table-cell office:value-type="float" office:value="2662323.1694416911" table:style-name="ce27">
            <text:p>2.662.323<text:s/></text:p>
          </table:table-cell>
          <table:table-cell office:value-type="float" office:value="4058383.308131176" table:style-name="ce27">
            <text:p>4.058.383<text:s/></text:p>
          </table:table-cell>
          <table:table-cell office:value-type="float" office:value="4485682.4740696764" table:style-name="ce27">
            <text:p>4.485.682<text:s/></text:p>
          </table:table-cell>
          <table:table-cell office:value-type="float" office:value="2788466.6702660061" table:style-name="ce27">
            <text:p>2.788.467<text:s/></text:p>
          </table:table-cell>
          <table:table-cell office:value-type="float" office:value="10717065.076603102" table:style-name="ce27">
            <text:p>10.717.065<text:s/></text:p>
          </table:table-cell>
          <table:table-cell office:value-type="float" office:value="1619107.8712886227" table:style-name="ce27">
            <text:p>1.619.108<text:s/></text:p>
          </table:table-cell>
          <table:table-cell office:value-type="float" office:value="20441427.118995234" table:style-name="ce27">
            <text:p>20.441.427<text:s/></text:p>
          </table:table-cell>
          <table:table-cell office:value-type="float" office:value="2106218293.2751288" table:style-name="ce27">
            <text:p>2.106.218.293<text:s/></text:p>
          </table:table-cell>
          <table:table-cell office:value-type="float" office:value="2174703.6003410146" table:style-name="ce27">
            <text:p>2.174.704<text:s/></text:p>
          </table:table-cell>
          <table:table-cell office:value-type="float" office:value="2341821.6863261582" table:style-name="ce27">
            <text:p>2.341.822<text:s/></text:p>
          </table:table-cell>
          <table:table-cell office:value-type="float" office:value="319629.97126648191" table:style-name="ce27">
            <text:p>319.630<text:s/></text:p>
          </table:table-cell>
          <table:table-cell office:value-type="float" office:value="20610598.247252908" table:style-name="ce27">
            <text:p>20.610.598<text:s/></text:p>
          </table:table-cell>
          <table:table-cell office:value-type="float" office:value="14247919.096516527" table:style-name="ce27">
            <text:p>14.247.919<text:s/></text:p>
          </table:table-cell>
          <table:table-cell office:value-type="float" office:value="2264873.8056670665" table:style-name="ce27">
            <text:p>2.264.874<text:s/></text:p>
          </table:table-cell>
          <table:table-cell office:value-type="float" office:value="110241365.2196261" table:style-name="ce27">
            <text:p>110.241.365<text:s/></text:p>
          </table:table-cell>
          <table:table-cell office:value-type="float" office:value="1560823.505647423" table:style-name="ce27">
            <text:p>1.560.824<text:s/></text:p>
          </table:table-cell>
          <table:table-cell office:value-type="float" office:value="2419872646.8800006" table:style-name="ce28">
            <text:p>2.419.872.64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91274315.30077973" table:style-name="ce21">
            <text:p>191.274.315<text:s/></text:p>
          </table:table-cell>
          <table:table-cell office:value-type="float" office:value="524776490.64584756" table:style-name="ce21">
            <text:p>524.776.491<text:s/></text:p>
          </table:table-cell>
          <table:table-cell office:value-type="float" office:value="1332437391.9406469" table:style-name="ce21">
            <text:p>1.332.437.392<text:s/></text:p>
          </table:table-cell>
          <table:table-cell office:value-type="float" office:value="136111381.97050294" table:style-name="ce21">
            <text:p>136.111.382<text:s/></text:p>
          </table:table-cell>
          <table:table-cell office:value-type="float" office:value="3190451027.8735738" table:style-name="ce21">
            <text:p>3.190.451.028<text:s/></text:p>
          </table:table-cell>
          <table:table-cell office:value-type="float" office:value="2181699276.1959672" table:style-name="ce21">
            <text:p>2.181.699.276<text:s/></text:p>
          </table:table-cell>
          <table:table-cell office:value-type="float" office:value="11693915237.823793" table:style-name="ce21">
            <text:p>11.693.915.238<text:s/></text:p>
          </table:table-cell>
          <table:table-cell office:value-type="float" office:value="2094314174.5038948" table:style-name="ce21">
            <text:p>2.094.314.175<text:s/></text:p>
          </table:table-cell>
          <table:table-cell office:value-type="float" office:value="1897963418.5836391" table:style-name="ce21">
            <text:p>1.897.963.419<text:s/></text:p>
          </table:table-cell>
          <table:table-cell office:value-type="float" office:value="1041781208.8503265" table:style-name="ce21">
            <text:p>1.041.781.209<text:s/></text:p>
          </table:table-cell>
          <table:table-cell office:value-type="float" office:value="8194747081.5508528" table:style-name="ce21">
            <text:p>8.194.747.082<text:s/></text:p>
          </table:table-cell>
          <table:table-cell office:value-type="float" office:value="946868887.80228543" table:style-name="ce21">
            <text:p>946.868.888<text:s/></text:p>
          </table:table-cell>
          <table:table-cell office:value-type="float" office:value="1328425510.4402418" table:style-name="ce21">
            <text:p>1.328.425.510<text:s/></text:p>
          </table:table-cell>
          <table:table-cell office:value-type="float" office:value="1556835244.7298417" table:style-name="ce21">
            <text:p>1.556.835.245<text:s/></text:p>
          </table:table-cell>
          <table:table-cell office:value-type="float" office:value="896968814.19906807" table:style-name="ce21">
            <text:p>896.968.814<text:s/></text:p>
          </table:table-cell>
          <table:table-cell office:value-type="float" office:value="2605403184.9176979" table:style-name="ce21">
            <text:p>2.605.403.185<text:s/></text:p>
          </table:table-cell>
          <table:table-cell office:value-type="float" office:value="601777518.06067574" table:style-name="ce21">
            <text:p>601.777.518<text:s/></text:p>
          </table:table-cell>
          <table:table-cell office:value-type="float" office:value="6338287045.2545424" table:style-name="ce21">
            <text:p>6.338.287.045<text:s/></text:p>
          </table:table-cell>
          <table:table-cell office:value-type="float" office:value="18400151902.128967" table:style-name="ce21">
            <text:p>18.400.151.902<text:s/></text:p>
          </table:table-cell>
          <table:table-cell office:value-type="float" office:value="757425135.03992617" table:style-name="ce21">
            <text:p>757.425.135<text:s/></text:p>
          </table:table-cell>
          <table:table-cell office:value-type="float" office:value="377323808.90829241" table:style-name="ce21">
            <text:p>377.323.809<text:s/></text:p>
          </table:table-cell>
          <table:table-cell office:value-type="float" office:value="167959868.14542267" table:style-name="ce21">
            <text:p>167.959.868<text:s/></text:p>
          </table:table-cell>
          <table:table-cell office:value-type="float" office:value="5988267591.0078487" table:style-name="ce21">
            <text:p>5.988.267.591<text:s/></text:p>
          </table:table-cell>
          <table:table-cell office:value-type="float" office:value="5423860788.1031084" table:style-name="ce21">
            <text:p>5.423.860.788<text:s/></text:p>
          </table:table-cell>
          <table:table-cell office:value-type="float" office:value="505769254.91308451" table:style-name="ce21">
            <text:p>505.769.255<text:s/></text:p>
          </table:table-cell>
          <table:table-cell office:value-type="float" office:value="46410295930.541748" table:style-name="ce21">
            <text:p>46.410.295.931<text:s/></text:p>
          </table:table-cell>
          <table:table-cell office:value-type="float" office:value="375900650.76741898" table:style-name="ce21">
            <text:p>375.900.651<text:s/></text:p>
          </table:table-cell>
          <table:table-cell office:value-type="float" office:value="125160992140.2" table:style-name="ce22">
            <text:p>125.160.992.14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9-12-09T20:05:13Z</dc:date>
    <meta:print-date>2011-05-12T16:46:54Z</meta:print-date>
    <meta:editing-cycles>42</meta:editing-cycles>
    <meta:editing-duration>PT4469S</meta:editing-duration>
  </office:meta>
</office:document-meta>
</file>